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taggable_loc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gable_tag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descr_short</text:p>
          </table:table-cell>
          <table:table-cell office:value-type="string" calcext:value-type="string">
            <text:p>descr_lo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pdated_by_user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één-op-één wiskunde bijles aan een student die moeite heeft met het v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1:59:42.93" calcext:value-type="date">
            <text:p>2023-09-07 21:59:42</text:p>
          </table:table-cell>
        </table:table-row>
        <table:table-row table:style-name="ro1">
          <table:table-cell/>
          <table:table-cell office:value-type="float" office:value="1531" calcext:value-type="float">
            <text:p>15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zorgen van warme maaltijden aan oudere individuen i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agelijks uitlaten van de hond van een buurman om te helpen met bewe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tten op de kinderen van een vriend tijdens hun werk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een oudere persoon bij het onderhoud van hun tu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een lekkende kraan voor een familiel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een baanzoeker bij het maken van een indrukwekkend cv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7" calcext:value-type="float">
            <text:p>15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halen van boodschappen voor een buurman die niet naar buiten k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een familielid bij het oplossen van problemen met hun compu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begeleiding aan een vriend met betrekking tot een klein juridisch proble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een gepersonaliseerd trainingsplan voor de fitnessdoelen van een vrie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1" calcext:value-type="float">
            <text:p>15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ren van een buurman hoe te schilderen met acrylver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een familielid bij het maken van een budget en spaarpl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3" calcext:value-type="float">
            <text:p>15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organiseren van het appartement van een drukke professio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gitaarlessen aan een tiener die geïnteresseerd is in muz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penderen van tijd aan het serveren van maaltijden in een daklozenopva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boodschappen voor een vriend die herstelt van een ope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feedback en aanpassingen om het cv van een sollicitant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8" calcext:value-type="float">
            <text:p>15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een oud familielid bij het opzetten van video-oproe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oornemen van een contract voor een vriend voordat ze het onderteke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osten van online workout-sessies voor externe deelnem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een doe-het-zelf knutselworkshop voor een lokale gemeenschapsgroe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2" calcext:value-type="float">
            <text:p>15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een familielid bij het indienen van hun jaarlijkse belastingaangif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orlezen van verhalen aan kinderen tijdens een lokaal bibliotheekeve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zoeken van een verzorgingstehuis om tijd door te brengen met oudere bewo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eren van gesprekken om iemand te helpen een nieuwe taal te oefe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6" calcext:value-type="float">
            <text:p>15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ersen van de olie en het uitvoeren van basis onderhoud aan de auto van een vrie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heren van sociale media-accounts voor een kleine onderne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een gratis portretfotoshoot voor het gezin van een vrie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ieden van begeleiding en advies aan iemand die van loopbaan wil veran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gelmatig inchecken om ervoor te zorgen dat een vriend zich aan zijn fitnessroutine houd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een workshop om senioren te leren hoe ze smartphones kunnen gebru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2" calcext:value-type="float">
            <text:p>15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een kort juridisch consult om iemand te helpen hun rechten te begrij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online studiebijeenkomsten om studenten voor te bereiden op exam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passen op de kinderen van een buur voor een avondje u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5" calcext:value-type="float">
            <text:p>15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maken van het CV van een sollicitant om het professioneler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6" calcext:value-type="float">
            <text:p>15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week aan gezonde maaltijdplannen voor een druk pers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een workshop over duurzame leefpraktijken voor een gemeenschapsgroe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een student bij hun wiskundehuiswerk na schooltij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69" calcext:value-type="float">
            <text:p>15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een vriend bij een huisverbeteringsproject via een videogespr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conversatie-Spaans aan iemand via videoconferen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een gratis juridisch hulppunt voor mensen met een laag in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een virtuele kunsttentoonstelling om het werk van lokale kunstenaars te t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gepersonaliseerde handgemaakte cadeaus voor vrienden' verjaard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een baanzoeker bij oefenen en voorbereiden op aankomende sollicitatiegespr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en leiden van virtuele fitnessuitdagingen voor een fitnessgroe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workshops om ouders te leren over online veiligheid voor kin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om juridisch advies telefonisch te verstrekken aan degenen in n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een workshop om aspirant-schrijvers te helpen hun 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springen om voor het kind van een vriend te zorgen tijdens een onverwachte gebeurten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0" calcext:value-type="float">
            <text:p>15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ive spelen van muziek buiten het raam van een geliefde voor een speciale gelegen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oordelen van het huis van een oudere op mogelijke veiligheidsrisico's en het doen van suggesties ter verbet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een drukke vriend bij het uitzoeken van stijlvolle outfits voor een aanstaand eve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mensen hoe ze computers kunnen gebruiken en over het internet kunnen navig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eiden van een gemeenschapsgroep over rampenrespons en -voorberei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en modereren van een online boekendiscussie voor fervente lez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eebrengen van therapiedieren om patiënten in ziekenhuizen en verpleeghuizen te bezo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een groepswandeling door schilderachtige paden en het verstrekken van educatieve inz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iemand bij het ontrafelen van hun stamboom en afkom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en bezorgen van troostrijke soepen aan vrienden die zich niet lekker vo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iemand om een muziekinstrument te bespelen via online videose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ördineren van gemeenschapsinspanningen om lokale parken en natuurgebieden op te rui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gepersonaliseerde wenskaarten voor bewoners van een verpleeg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wisselen van taallessen met een vriend om elkaars moedertale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4" calcext:value-type="float">
            <text:p>15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virtuele workshops over stressmanagement en zelfzor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workshops om mensen te leren hoe ze hun elektronische apparaten kunnen repareren en onder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amenwerken met buren om een lokale gemeenschapstuin te onder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faciliteren van kunsttherapiesessies voor individuen die omgaan met emotionele uitda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uren van brieven ter ondersteuning en waardering aan uitgezonden militair persone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online kooklessen om anderen te helpen hun culinaire 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visueel aantrekkelijke cv's voor sollicitanten om op te va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rondleidingen langs historische locaties en bezienswaardigheden i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virtuele muzikale jamsessies voor muzikanten om op afstand samen te w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yogasessies in een park om welzijn en ontspanning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orlezen van kinderverhalen via videogesprekken om te vermaken en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5" calcext:value-type="float">
            <text:p>16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zamelen en doneren van zacht gebruikt kleding aan lokale opvangcent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coderings- en programmeervaardigheden aan studenten onl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evenementen om zwerfvuil op te ruimen en openbare ruimtes te verfraa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akken en bezorgen van verse koekjes aan buren als vriendelijk geba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middelbare scholieren bij het maken van hun eerste cv's voor parttime ba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vervoer aan oudere personen voor medische afspr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de kunst van origami aan kinderen in een lokaal gemeenschapscentru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2" calcext:value-type="float">
            <text:p>16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oudere volwassenen bij het leren gebruiken van smartphones en comput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eelnemen aan initiatieven om lokale ecosystemen en natuurlijke habitats te h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gepersonaliseerde afspeellijsten voor vrienden op basis van hun muzikale voorke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5" calcext:value-type="float">
            <text:p>16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virtuele workshops om ouders te helpen bij uitdagingen met betrekking tot de opvoeding van kin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een platform waar buren familie-recepten kunnen delen en uitwiss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ördineren van evenementen om opvangdieren te presenteren en hen liefdevolle huizen te bezo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anderen bij het beoordelen van hun energieverbruik en het suggereren van manieren om te bespa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online ondersteuningsgroepen voor individuen die soortgelijke uitdagingen het hoofd 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studenten over duurzaamheid en milieubescher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een buurtwachtprogramma om de veiligheid in de gemeenschap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zamelen van fondsen om gemeenschappen die door natuurrampen zijn getroffen te ondersteu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lenen van trainingsapparatuur aan vrienden voor thuistrain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workshops eerste hulp om gemeenschapsleden te voorzien van levensreddende 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amenstellen van afspeellijsten op maat voor vrienden op basis van hun muzikale voorkeuren voor verschillende stemm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zamelen en compileren van recepten van buren om een gemeenschapskookboek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vreemde talen aan kinderen door middel van interactieve online le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individuen bij het installeren van nieuwe apparaten en uitleg geven over hun func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29" calcext:value-type="float">
            <text:p>16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nderen voorlichten over energiezuinige praktijken voor een duurzamere levensstij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enten en jonge professionals begeleiden bij het nemen van geïnformeerde loopbaanbesli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elfgemaakte maaltijden bereiden en bezorgen aan oudere of zieke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nds-on workshops aanbieden over basis timmer- of naai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een boomplant evenement om bij te dragen aan het mili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om een gemeenschapstuin te onderhouden en verse producten te verbouw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halen en volksverhalen delen met kinderen in lokale bibliotheken of scho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6" calcext:value-type="float">
            <text:p>16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ijd doorbrengen met oudere bewoners, praten en spelletjes sp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pen in daklozencentra door maaltijden te serveren of ondersteuning te 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Jonge individuen begeleiden en mentor zijn bij het nastreven van hun pa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aan openbare kunstprojecten om de esthetiek van openbare ruimtes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picknicks, beurzen of talentenjachten plannen om gemeenschapsgeest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1" calcext:value-type="float">
            <text:p>16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pen in een dierenasiel, honden uitlaten en zorgen voor d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cademische hulp bieden aan studenten die moeite hebben met hun stud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schikbaar zijn om buren te helpen tijdens noodsituaties, zoals het bieden van een ritj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gelmatig bloed doneren aan lokale bloedbanken om levens te red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pschoonacties organiseren in lokale parken om een schone en veilige omgeving te be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pen bij het organiseren van bibliotheekevenementen of leesprogramma's voor kin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7" calcext:value-type="float">
            <text:p>16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nds-on kunstworkshops voor kinderen geven in gemeenschapscentr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zoeken en tijd doorbrengen met geïsoleerde ouderen om gezelschap te 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49" calcext:value-type="float">
            <text:p>16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teranen helpen door ritten aan te bieden, boodschappen te doen of naar hun verhalen te luis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pen op scholen door leerkrachten te ondersteunen of evenementen te organi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1" calcext:value-type="float">
            <text:p>16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dsel-, speelgoed- of kledinginzamelingsacties organiseren ter ondersteuning van lokale goede do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2" calcext:value-type="float">
            <text:p>16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Jeugdsportteams coachen en lichamelijke activiteit prom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nieuwe taal leren door te oefenen met een moedertaalspre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leiden over nuttige vaardigheden zoals basis auto-onderhoud of ko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werfvuil opruimen in natuurlijke gebieden zoals stranden, paden of rivieroev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ich aansluiten bij een lokale vrijwillige brandweer om te reageren op noodsitu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p aanbieden bij kinderopvang of maaltijden verzorgen voor alleenstaande ouders in n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anderen om lokale parken of gemeenschapscentra te renoveren en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59" calcext:value-type="float">
            <text:p>16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huisdier adopteren uit een opvangcentrum en ze een liefdevol thuis g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oodzakelijke items zoals hygiënepakketten, dekens of maaltijden bieden aan dakloze individ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ncerten organiseren of deelnemen om de gemeenschap te vermaken en betr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2" calcext:value-type="float">
            <text:p>16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irect producten kopen van lokale boeren ter promotie van duurzame landbou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3" calcext:value-type="float">
            <text:p>16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uren helpen met kleine reparaties of onderhoudstaken aa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raditionele ambachtsvaardigheden delen zoals breien, pottenbakken of houtbe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5" calcext:value-type="float">
            <text:p>16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buurtwachtprogramma's om de gemeenschapsveiligheid te vergr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uderen helpen met tuinwerk, tuinieren en het onderhouden van hun buitenruim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7" calcext:value-type="float">
            <text:p>16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p bieden bij schoolactiviteiten zoals fondsenwervers, excursies of wetenschapsbeur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Jeugdsportteams coachen om teamwork en leiderschap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rtikelen bijdragen of helpen bij het maken van een nieuwsbrief om de gemeenschap op de hoogte te 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initiatieven zoals boomplanten of opruimacties ter bescherming van de nat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pen van gezinnen van vluchtelingen bij hun vestiging, taal leren en culturele integ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loemen planten, groene ruimtes onderhouden en de esthetiek van de buurt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p en gezelschap bieden aan personen met een handicap i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4" calcext:value-type="float">
            <text:p>16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raining om te reageren op noodsituaties en rampen in de buu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ijles geven of studenten begeleiden om hen te helpen slagen in hun stud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of organiseren van culturele festivals en evenementen i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 gemeenschap voorlichten over recyclingpraktijken en het opzetten van recyclingprogramma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unsttentoonstellingen, optredens en galeries van lokale kunstenaars bijwonen en prom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geven om vaardigheden op het gebied van budgettering, sparen en investeren aa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leren hoe ze voedzame en gebalanceerde maaltijden kunnen berei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eiding bieden bij loopbaankeuzes, sollicitatie en interview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2" calcext:value-type="float">
            <text:p>16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le bijles bieden om personen te helpen een nieuwe taal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naliseren van trainingsroutines en het verstrekken van fitnessadv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wijzen van duurzame levensvaardigheden zoals tuinieren, inmaken en dieren fo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enten helpen hun studiegewoonten, tijdsbeheer en notitie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ven van oudertips en strategieën voor verschillende stadia van kind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onlijk voedingsadvies bieden om individuen te helpen hun gezondheidsdoelen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begeleiden bij basis huisreparatie- en verbeteringsproje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zelfvertrouwen en vaardigheden op te bouwen bij het spreken in het openbaa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ijles geven in specifieke vakken zoals wiskunde, wetenschap of literat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in staat stellen doelen te stellen, uitdagingen te overwinnen en hun lev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2" calcext:value-type="float">
            <text:p>16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childeren, tekenen of andere artistieke vaardigheden onderwijzen aan aspirant-kunstenaa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3" calcext:value-type="float">
            <text:p>16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ips geven over opruimen, ruimtes organiseren en functionele omgevingen creë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seminars over het opstellen van cv's, netwerken en carrière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onlijk advies en strategieën voor financiële planning aan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begeleiden bij het aannemen van gezonde gewoonten op het gebied van dieet, lichaamsbeweging en stressbeheers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an mindfulness onderwijzen om stress te verminderen en het welzijn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spirant-schrijvers helpen hun schrijfvaardigheden en creativiteit te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699" calcext:value-type="float">
            <text:p>16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bij het creëren van hun persoonlijke merk voor professioneel suc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enten begeleiden bij het selecteren en voorbereiden voor studeren in het buitenla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uinbouwtips en begeleiding bieden voor het kweken van planten en gro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spirant-ondernemers mentor zijn in bedrijfsplanning, marketing en groei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het opstellen van effectieve cv's die opvallen bij werkgev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en begeleiding bieden aan individuen en stellen om relaties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otografie-enthousiastelingen verschillende technieken leren om hun 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rategieën bieden voor effectief tijdbeheer en productiv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begeleiden bij technieken om stress te beheersen en te vermin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nen voorlichten over investeringsstrategieën en financiële 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bij het stellen van gezondheidsdoelen en het creëren van duurzame welzijns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orbereiden van individuen op sollicitatiegesprekken met oefeninterviews en feedb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oken combineren met voedingseducatie om gezond eten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iegroepen organiseren en leiden voor studenten om samen te werken e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3" calcext:value-type="float">
            <text:p>17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enten begeleiden bij het proces van collegeaanvragen en het schrijven van essay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in staat stellen een positieve en groeigerichte denkwijze te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hun uitspraak in een vreemde taal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lomvattend advies bieden over trainingsroutines en gezonde eetgewoo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eedback en begeleiding bieden op kunstportfolio's voor aspirant-kunstenaa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succesvol over te stappen naar nieuwe loopbanen of industr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enten begeleiden bij vakselectie, academische planning en loopbaantraje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seminars over verschillende welzijnsonderwerpen zoals stressbeheersing en zelfzor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onderwijzen over budgettering, sparen en persoonlijke financiën beh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2" calcext:value-type="float">
            <text:p>17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nstructieve feedback geven op creatieve schrijfwerken aan aspirant-au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3" calcext:value-type="float">
            <text:p>17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fessionals coachen op vaardigheidsontwikkeling, leiderschap en loopbaangroe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mmunicatietechnieken onderwijzen voor betere interpersoonlijke rel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onlijke feedback bieden op cv's om de kansen van werkzoekenden te vergr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oefensollicitatiegesprekken en constructieve feedback geven voor verbet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professionals bij het maken van boeiende en effectieve LinkedIn-prof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ing bieden bij bedrijfsstrategieën, bedrijfsvoering en groeikan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skundig financieel planningsadvies bieden dat is afgestemd op individuele do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opmanagers coachen om leiderschapsvaardigheden te verbeteren en doelen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fessionals adviseren over effectieve netwerkbenaderingen voor loopbaan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spirant-ondernemers begeleiden bij het opstarten en laten groeien van hun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bij de voorbereiding op sollicitatiegesprekken, inclusief strategie en inho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fessionals begeleiden bij het definiëren en versterken van hun persoonlijke merk voor suc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soepel over te stappen naar nieuwe loopbaanpaden of industr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houden om bedrijven te helpen effectieve strategische plannen te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zichten en aanbevelingen bieden voor het nemen van verstandige investeringsbesli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8" calcext:value-type="float">
            <text:p>17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seminars over strategieën voor het opschalen van bedrijven en het vergroten van marktberei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onlijke plannen opstellen om vaardigheden te verbeteren en loopbaandoelen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om effectieve en inspirerende leiders te worden in hun vakge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eiding bieden bij onderhandelingstechnieken voor betere dealma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en bedrijven voorlichten over financieel beheer en geletterd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fsmodellen analyseren en adviseren over verbetering van effectiv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4" calcext:value-type="float">
            <text:p>17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fessionals helpen bij het oplossen van conflicten en geschillen op de werkvlo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5" calcext:value-type="float">
            <text:p>17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om hun vaardigheden in spreken in het openbaar en zelfvertrouw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skundig advies bieden bij het opstellen van effectieve marketingstrategieën voor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geven over technologieoplossingen en IT-strategieën voor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8" calcext:value-type="float">
            <text:p>17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geschikte loopbaanpaden te identificeren op basis van hun sterke punten en intere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adviseren over het stroomlijnen van processen om efficiëntie en productiviteit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om boeiende en impactvolle presentaties te g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effectieve financiële beheerspraktijken voor profession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eiding bieden bij projectplanning, uitvoering en behe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oordelen en feedback geven op marketingcampagnes voor optimalis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fessionals adviseren over technieken voor tijdbeheer voor verhoogde productiv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houden om verkoopstrategieën en -technieken voor bedrijv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6" calcext:value-type="float">
            <text:p>17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zichten en advies bieden op basis van gegevensanalyse voor zakelijke besluitvor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rschapsvaardigheden beoordelen en aanbevelingen doen voor groei en verbet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8" calcext:value-type="float">
            <text:p>17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helpen bij het maken van uitgebreide en effectieve marketingpla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helpen bij het stellen en bereiken van financiële doelen door middel van uitvoerbare pla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adviseren over het vormen van strategische partnerschappen voor wederzijdse groe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onderhandelingsstrategieën en tactieken voor profession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2" calcext:value-type="float">
            <text:p>17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fseigenaren begeleiden bij het plannen van een soepele overgang of opvol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opmanagers coachen om een sterke en invloedrijke uitvoerende aanwezigheid te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4" calcext:value-type="float">
            <text:p>17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geven over cybersecurity-maatregelen en strategieën voor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5" calcext:value-type="float">
            <text:p>17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rkidentiteit beoordelen en aanbevelingen doen voor consistentie en 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6" calcext:value-type="float">
            <text:p>17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adviseren over het optimaliseren van supply chain-processen voor efficiën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het beheer van conflicten en het bevorderen van positieve teamdynam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geven over ethische besluitvorming in professionele omgev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adviseren over het integreren van duurzaamheidspraktijken in hun activit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bieden over effectieve positionering van een merk op de mar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coachen bij organisatorische veranderingen en overga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2" calcext:value-type="float">
            <text:p>17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asketbalvaardigheden, technieken en strategieën onderwijzen aan aspirant-spel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tballiefhebbers coachen op verschillende aspecten van het spel, van dribbelen tot team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én-op-één of groepslessen aanbieden om juiste tennis slagen en tactieke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nsen van alle leeftijden leren zwemmen en hun aquatische vaardigheden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olfinstructie aanbieden aan beginners en ervaren golfers helpen hun spel te verfij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houden om slag, worp, veldspel en algemene honkbal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om hun hardlooptechnieken, uithoudingsvermogen en snelheid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linics organiseren om volleybalgrondbeginselen en teamwork aan spelers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an vechtsporten, discipline en zelfverdedigingsstrategieën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eiding bieden bij fietstechnieken, fietsonderhoud en veil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leren hoe ze softbal moeten spelen, inclusief gooien, slaan en veld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specialiseerde clinics organiseren om nauwkeurigheid en vaardigheden bij het schieten van basketbal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skiën of snowboarden aan beginners leren op de hel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in gymnastiek, van basisrol tot geavanceerde 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ugbyvaardigheden, strategieën en teamwork aan spelers van alle niveau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instrueren over technieken voor rotsklimmen en veiligheidsmaatreg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bij het berijden van golven, balans en technieken op een surfplan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leiden die gericht zijn op het verbeteren van tennis 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ansroutines en choreografie maken voor optredens van sportt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oepen leiden op wandelpaden, inzichten bieden over navigatie en nat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boogschieten, mikken en precisie aan beginner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ockeyspelers coachen bij schaatsen, schieten, passen en spel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yogasessies die zijn afgestemd op flexibiliteit, kracht en herstel van atl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Ultimate Frisbee gooien, vangen en spel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peddeltechnieken en waterveil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boksen of kickboksen, conditionering en zelfverdediging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tbalspelers coachen over posities, spelletjes en strategieën voor teamwo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Pilates-sessies om kernsterkte, flexibiliteit en lichaamshouding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an taekwondo, vormen en disciplin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technieken en routines voor synchroonzwemmen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technieken en spel voor squash of racquetb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over geavanceerde technieken voor binnen- en buitenkli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skateboardtrucs, balans en veiligheid aan beginner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via CrossFit-trainingen voor kracht, uithoudingsvermogen en condi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ockeyspelers coachen over schaatsen, schieten, passen en spel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technieken en balans bij stand-up paddleboa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stelaars coachen over greeptechnieken, krachttraining en wedstrijd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bewegingen, behendigheid en stadsnavigatie voor parkour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ijsdansen en bewegingen aan zowel beginners als gevorderde schaatser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roeitechnieken en teamwork voor zowel scull- als sweep-roe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2" calcext:value-type="float">
            <text:p>18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an karate, vormen en zelfverdedigingsprincipe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rampoline-enthousiastelingen coachen over trucs, salto's en veilige spring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badmintontechnieken, bewegingen en 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5" calcext:value-type="float">
            <text:p>18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vaardigheden voor mountainbiken, trailnavigatie en veiligheid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6" calcext:value-type="float">
            <text:p>18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aerobe oefensessies die zijn afgestemd op cardiovasculaire fitheid van atl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beachvolleybaltechnieken, strategieën en vaardigheden specifiek voor het stra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skate-skiënstechnieken voor langlau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an schermen, tactieken en schermregel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bergbeklimmen onderwijzen, touwtechnieken en veiligheid bij het beklimmen van be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vaardigheden voor waterpolo, passen, schieten en tactieken t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ltimate Frisbee-teams coachen over strategieën, worpen en spelverlo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3" calcext:value-type="float">
            <text:p>18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aan hardlopers over trainingsplannen en strategieën voor langeafstandsr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voor ritmische gymnastiek, omgaan met hulpmiddelen en choreografie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thleten coachen in zwemmen, fiets en en hardlopen voor triatlon even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rickettechnieken, slaan, bowlen en veldstrategieën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ountainbikers coachen over technische vaardigheden, afdalingstechnieken en trailrij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aan atleten in atletiekevenementen zoals sprinten, springen en 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handbaltechnieken, passen, schieten en team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0" calcext:value-type="float">
            <text:p>18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powerlifters over juiste tiltechnieken, krachttraining en compet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bowlietechnieken, nauwkeurigheid en strategieë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afeltennis technieken, services en snel 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klimmers over geavanceerde rotsklimtechnieken, voorklimmen en boul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olsstokhoogspringtechnieken, aanloop en spring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inline skate technieken en trucs aa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roeiers over roeitechnieken, slagritme en teamcoördin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mountainboard technieken en off-road skateboard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sneeuwschoenwandelen technieken voor winterse buitenactivit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zeiltechnieken, tuigage en windnavigatie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box lacrosse spelers over binnenspel, stickvaardigheden en 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squash technieken, services en baan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kanopolo vaardigheden, peddelen en waterpolo tact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inline hockey spelers over schaatsen, schieten en teamsamen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addle tennis technieken en strategieën voor het paddle-vel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freestyle skiën trucs, sprongen en terreinpark manoeuvres aa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binnen volleybalspelers over technieken, services en team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veldboogschiettechnieken, mikken en schieten in buitenomgev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rugby spelers over tackelen, passen, scrummage en wedstrijd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49" calcext:value-type="float">
            <text:p>18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rganiseren van gespecialiseerde vaardigheidsklinieken voor Ultimate Frisbee worpen en va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waterski technieken, balans en sprongen op open wa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1" calcext:value-type="float">
            <text:p>18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karate beoefenaars over technieken, vormen en spar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surf technieken, golfselectie en boardcontr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basketball dribbelen, schieten en verdediging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jonge tennisspelers over basisvaardigheden, sportiviteit en wedstrijd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 zelfverdedigingstechnieken en strategieën via vechtsportdiscipl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piano te spelen, bladmuziek te lezen en muzikale vaardigheden te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beginners en intermediate spelers in gitaartechnieken en akkoordprogre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individuen te helpen vocale technieken en zang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viooltechnieken, strijken en muziektheorie aan aspirant-viol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drumtechnieken, ritme en drumstel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1" calcext:value-type="float">
            <text:p>18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over het bespelen van de fluit, adembeheersing en muzikale express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m songwriters te helpen bij het ontwikkelen van teksten, melodieën en songstruct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3" calcext:value-type="float">
            <text:p>18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angers coachen over zangbereik, projectie en uitvoerings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rompettechnieken, embouchure en muziek lezen voor koperblaz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basgitaristen in groove, ritme en spelen in een bandcontex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de fundamenten van muziektheorie, inclusief notatie, toonladders en harmo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7" calcext:value-type="float">
            <text:p>18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om cello te spelen, strijktechnieken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8" calcext:value-type="float">
            <text:p>18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vocale harmonieën te oefenen en te verfijnen met een groe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69" calcext:value-type="float">
            <text:p>18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aan saxofonisten over speeltechnieken, improvisatie en jazz fras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0" calcext:value-type="float">
            <text:p>18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ren van elektronische muziekproductietechnieken met behulp van software- en hardware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1" calcext:value-type="float">
            <text:p>18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en van individuen om toetsenborden te bespelen, arrangementen te maken en live op te tr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klarinetspelers over vingerzettingen, adembeheersing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3" calcext:value-type="float">
            <text:p>18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m componisten te helpen bij het maken van originele muziek in verschillende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mprovisatietechnieken voor jazzmuzikanten op verschillende instru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in het bespelen van de ukulele en het leren van populaire numm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6" calcext:value-type="float">
            <text:p>18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seminars over muziekproductietechnieken, mixen en audiotechn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harp te spelen, inclusief technieken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8" calcext:value-type="float">
            <text:p>18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irectie voeren en koren coachen in vocale technieken, harmonieën en optred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79" calcext:value-type="float">
            <text:p>18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akoestische gitaristen in vingerstijltechnieken en het spelen van volkslie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hoe muzieknotatie te lezen en schrijven met behulp van bladmuziek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verschillende percussie-instrumenten en ritme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operazangers over zangtechnieken, frasering en opera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3" calcext:value-type="float">
            <text:p>18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koperblaasinstrumenten zoals trombone, hoorn of tuba aan aspirant-spel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4" calcext:value-type="float">
            <text:p>18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e kunst van het arrangeren van muziek voor verschillende instrumenten en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in het bespelen van de accordeon, balgtechniek en volksmuz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6" calcext:value-type="float">
            <text:p>18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uiding vioolspelers in traditionele en volks speeltechnieken en stij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gospelkoren in zangtechnieken, spirituele liederen en gospel muziekuitvoe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het gebruik van muzieksoftware, MIDI en digitale audiogereedscha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fagottechnieken, rieten maken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muziek om heling te bevorderen en emotioneel welzijn bij individuen te stimu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bluegrass bands in speeltechnieken, harmonieën en ensemble dynam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uiding individuen om harmonieën te zingen in verschillende stijlen, van volksmuziek tot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doedelzak te bespelen, inclusief het opblazen van de zak en traditionele melod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4" calcext:value-type="float">
            <text:p>18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raditionele Indiase muziektechnieken, ragas en rit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m individuen verschillende muziekgenres te laten begrijpen en waa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uiding individuen in het bespelen van Caribische steeldrums en calypso rit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vocale ensembles in koormuziekarrangementen, blending en dynam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Ierse fluit te bespelen en traditionele Ierse melod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899" calcext:value-type="float">
            <text:p>18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het componeren van muziek voor films, synchronisatie en emo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uiding trombonisten in schuiftechnieken, koperblazen en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ercussionisten Latijnse ritmes en instrumenten zoals conga's en bongo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2" calcext:value-type="float">
            <text:p>19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country muziekbands in speeltechnieken, vocale harmonieën en podiumaanwez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tabla te bespelen, een traditioneel Indiaas percussie-instr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ver het arrangeren van koormuziek voor verschillende vocale bereiken en harmon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individuen bij het bespelen van de baritonhoorn, koperblaastechnieken en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6" calcext:value-type="float">
            <text:p>19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jazz ensembles in improvisatie, arrangementen en swingrit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seminars over de geschiedenis van muziek, componisten en muzikale tijdp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8" calcext:value-type="float">
            <text:p>19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piano te spelen, bladmuziek te lezen en muzikale vaardigheden te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09" calcext:value-type="float">
            <text:p>19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beginners en intermediate spelers in gitaartechnieken en akkoordprogre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rganiseren van workshops om individuen te helpen bij het verbeteren van zangtechnieken en zang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viooltechnieken, strijken en muziektheorie aan aspirant-violi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2" calcext:value-type="float">
            <text:p>19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over drumtechnieken, ritme en vaardigheden op het drumst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3" calcext:value-type="float">
            <text:p>19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in het bespelen van de fluit, adembeheersing en muzikale express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4" calcext:value-type="float">
            <text:p>19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m songwriters te helpen bij het ontwikkelen van teksten, melodieën en liedstruct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5" calcext:value-type="float">
            <text:p>19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an zangers over zangbereik, projectie en uitvoerings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rompettechnieken, embouchure en muziek lezen voor koperblaz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bassisten bij groove, ritme en spelen in een bandcontex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e grondbeginselen van muziektheorie, inclusief notatie, toonladders en harmo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om cello te spelen, strijktechnieken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rganiseren van workshops om vocale harmonieën te oefenen en te verfijnen met een groe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tructie geven aan saxofonisten over speeltechnieken, improvisatie en jazz fras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elektronische muziekproductietechnieken met behulp van software en hardware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om toetsenborden te bespelen, arrangementen te maken en live op te tr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klarinetspelers over vingerzettingen, adembeheersing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workshops om componisten te helpen bij het maken van originele muziek in verschillende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mprovisatietechnieken voor jazzmuzikanten op verschillende instru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individuen in het bespelen van de ukulele en het leren van populaire numm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8" calcext:value-type="float">
            <text:p>19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iden van seminars over muziekproductietechnieken, mixen en audiotechn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harp te spelen, inclusief technieken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0" calcext:value-type="float">
            <text:p>19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en coachen van koren in zangtechnieken, harmonieën en optred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akoestische gitaristen in vingerstijltechnieken en het spelen van volkslie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het lezen en schrijven van muzieknotatie met behulp van bladmuziek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diverse percussie-instrumenten en ritme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aching voor operazangers over zangtechnieken, frasering en opera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koperblaasinstrumenten zoals trombone, hoorn of tuba aan aspirant-spel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6" calcext:value-type="float">
            <text:p>19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e kunst van het arrangeren van muziek voor verschillende instrumenten en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7" calcext:value-type="float">
            <text:p>19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espelen van de accordeon, balgtechniek en volksmuz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vioolspelers in traditionele en volks speeltechnieken en stij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gospelkoren in zangtechnieken, spirituals en gospel muziekuitvoe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gebruik van muzieksoftware, MIDI en digitale audiogereedscha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1" calcext:value-type="float">
            <text:p>19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fagottechnieken, rieten maken en klassiek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2" calcext:value-type="float">
            <text:p>19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muziek ter bevordering van genezing en emotioneel welzijn bij individ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bluegrass bands in speeltechnieken, harmonieën en ensemble dynam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individuen om harmonieën te zingen in verschillende stijlen, van volksmuziek tot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doedelzak te bespelen, inclusief het opblazen van de zak en traditionele melod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raditionele Indiase muziektechnieken, ragas en rit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7" calcext:value-type="float">
            <text:p>19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m individuen verschillende muziekgenres te helpen begrijpen en waa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8" calcext:value-type="float">
            <text:p>19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individuen bij het bespelen van Caribische steeldrums en calypso rit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49" calcext:value-type="float">
            <text:p>19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vocale ensembles in koorarrangementen, blending en dynam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Ierse fluit te bespelen en traditionele Ierse melod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componeren van muziek voor films, synchronisatie en emo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trombonisten bij schuiftechnieken, koperblazen en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slagwerkers Latijnse ritmes en instrumenten zoals conga's en bongo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4" calcext:value-type="float">
            <text:p>19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countrymuziekbands in speeltechnieken, vocale harmonieën en podiumaanwez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de tabla te bespelen, een traditioneel Indiaas percussie-instr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arrangeren van koormuziek voor verschillende vocale bereiken en harmon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7" calcext:value-type="float">
            <text:p>19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individuen bij het bespelen van de baritonhoorn, koperblaastechnieken en re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jazz ensembles in improvisatie, arrangementen en swingrit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seminars over de geschiedenis van muziek, componisten en muzikale tijdp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grafisch ontwerp principes, tools en het maken van visuele cont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rogrammeertalen zoals Python, JavaScript en HTML/CSS aan aspirant-ontwikkelaa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videobewerkingstechnieken met behulp van software zoals Adobe Premiere of Final Cut P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maken van mobiele apps voor Android of iOS platfo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3D-modelleringssoftware zoals Blender of Autodesk May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ata-analyse, machine learning en data visualisatie met behulp van tools zoals Python en 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ouwen van websites met behulp van front-end en back-end technolo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rincipes van user interface en user experience design en software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digitale marketingstrategieën, SEO, sociale media en analyt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game design en ontwikkeling met behulp van engines zoals Unity of Unreal Eng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cybersecurity-praktijken, ethisch hacken en netwerkverdedi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animatiesoftware zoals Adobe Animate of Toon Boom Harmon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cloudplatforms zoals AWS, Azure en Google Cloud voor het hosten van applic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ntwerpen van databases, SQL-query's en databasebehe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VR-ontwikkeling met behulp van platforms zoals Oculus of HTC V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digitale illustratie met behulp van software zoals Adobe Illustrator of Procre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ouwen van IoT-apparaten en toepassingen met behulp van sensoren en microcontroll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front-end technologieën zoals HTML, CSS en JavaScript voor webdesig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spelontwerpbegrippen, mechanica en prototyp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pzetten en beheren van computernetw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AR-ontwikkeling met behulp van tools zoals ARKit of AR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fotografietechnieken, bewerking en nabe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maken van online winkels met behulp van platforms zoals Shopify of WooCommer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ata-analysetechnieken, visualisatie en inzichten met behulp van tools zoals Tabl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3D-printtechnologieën, ontwerp en prototyp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blockchain-technologie en het creëren van gedecentraliseerde toepa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audiobewerking, mixen en productie met behulp van software zoals Ableton of Pro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benutten van social media platforms voor marketing en betrokken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testen van softwaretoepassingen op kwaliteit en functional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bewegende graphics en animatie met behulp van software zoals Adobe After Eff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automatiseren van repetitieve taken met behulp van RPA-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de DevOps-methodologie, continue integratie en implement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methodologieën voor het uitvoeren van gebruikersonderzoek en bruikbaarheidste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computervisietechnieken met behulp van bibliotheken zoals OpenCV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het optimaliseren van mobiele apps voor betere zichtbaarheid en downloa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rincipes van interactieontwerp voor augmented en virtual reality-erva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beheren van softwareprojecten, agile methodologieën en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het gebruik van geautomatiseerde testframeworks voor kwaliteitsborging van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rototypingtools en -technieken voor gebruikerservaring en interfaceontwer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gebruik van BI-tools zoals Power BI of Tableau voor gegevensvisualis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ntwerpen van boeiende en gebalanceerde spellev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echnieken voor het uitvoeren van bruikbaarheidstests voor mobiele applic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creëren van toegankelijke webervaringen voor gebruikers met beperk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het beveiligen van Internet of Things-apparaten en -netw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concepten, algoritmes en toepassingen van AI en machine lear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implementeren van softwaretoepassingen in verschillende omgev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ouwen en implementeren van chatbots voor klantinterac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front-end webontwikkeling met behulp van frameworks zoals React of V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voor gamedevelopers over verdienmethoden, in-app-aankopen en adverten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het gebruik van computerondersteund ontwerpen (CAD) software zoals AutoCAD of Solid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ver netwerkbeveiligingspraktijken, firewalls en indringingsdetec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maken van websites met het contentmanagementsysteem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agile methodologieën zoals Scrum, Kanban en sprint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programmeren voor ingebedde systemen met talen zoals C en C+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diagnosticeren en oplossen van netwerkconnectiviteits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implementeren van enterprise resource planning (ERP)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technieken voor het optimaliseren van databasequery's voor betere prest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maken van duidelijke en uitgebreide software-document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hoe machine learning modellen geïmplementeerd en geïntegreerd kunnen worden in echte toepa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cursussen over het beheren van projecten met behulp van agile methodologieën en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eheren en onderhouden van IT-infrastructuur en syst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optimaliseren van de prestaties van websites voor snelheid en efficiën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Linux serverbeheer, command-line tools en shell scrip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implementeren van customer relationship management (CRM) softwa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ntwerpen en bouwen van APIs voor webtoepa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concepten van datawarehousing, ETL-processen en gegevensinteg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het gebruik van versiebeheersystemen zoals Git voor samen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containerisatie met behulp van Docker en containerorkest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in het aanpassen en configureren van CRM-software om te voldoen aan specifieke zakelijke behoef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eveiligen van API's, authenticatie en autoris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IT-servicemanagementkaders zoals I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virtualisatieconcepten en het gebruik van platforms zoals VMware of VirtualBo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2" calcext:value-type="float">
            <text:p>20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testen en waarborgen van de kwaliteit van softwareprodu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3" calcext:value-type="float">
            <text:p>20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ontwerpen en plannen van computernetwerken voor efficiën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4" calcext:value-type="float">
            <text:p>20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strategieën voor het implementeren van digitale transformatie in organis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5" calcext:value-type="float">
            <text:p>20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ntwerpen en bouwen van schaalbare cloudarchitect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6" calcext:value-type="float">
            <text:p>20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automatiseren van bedrijfsprocessen met behulp van softwareoplo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individuen om toepassingen te ontwikkelen voor Internet of Things (IoT) appa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begrijpen van softwarelicenties en compli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39" calcext:value-type="float">
            <text:p>20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analyseren en afleiden van inzichten uit grote data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governancekaders en compliance-regelgeving voor IT-omgev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plannen en uitvoeren van cloudmigratie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implementeren van cybersecurity-kaders zoals NIST of ISO 27001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3" calcext:value-type="float">
            <text:p>20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e technologie achter blockchain, de toepassingen en ontwikkeling erv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gebruik van softwarerobots om repetitieve taken te automati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ontwerpen van softwarearchitecturen voor schaalbaarheid en betrouwbaar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ethische overwegingen en mogelijke vooroordelen in AI en machine lear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7" calcext:value-type="float">
            <text:p>20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ptimaliseren van netwerkprestaties voor snelheid en stabil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beschermen van persoonlijke en gevoelige gegevens in digitale omgev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49" calcext:value-type="float">
            <text:p>20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hoe gegevens verzameld door IoT-apparaten geanalyseerd en inzichten verkregen kunnen wo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ontwikkelen van veilige softwaretoepassingen en het voorkomen van kwetsbaar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workshops over het automatiseren van de implementatie van softwaretoepa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leren van de principes en potentiële toepassingen van quantum compu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bij het plannen en implementeren van strategieën voor het herstellen van IT-ram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wiebelige meubels, losse schroeven of kleine beschadi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dentificeren en oplossen van veelvoorkomende problemen bij huishoudelijke appa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6" calcext:value-type="float">
            <text:p>20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of vervangen van defecte elektrische stopcontacten, schakelaars of bedra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druppelende kranen, doorlopende toiletten of kleine lekk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ichten en opnieuw schilderen van kleine gaten of scheuren in m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inigen, slijpen en repareren van tuingereedschap zoals schoppen en snoeischa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gebroken sluitingen op deuren, ramen of ka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draaien van losse scharnieren op deuren, poorten of ka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losse treden, leuningen of balusters op tra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ichten van kleine lekkages in daken met kit of dakbedekkingsc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helpen van piepende vloerplanken door het toevoegen van schroeven of sm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5" calcext:value-type="float">
            <text:p>20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gescheurde raamschermen door dichting of vervan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stellen van scheve kastdeuren voor een goede slui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gebroken hekplanken, panelen of pa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8" calcext:value-type="float">
            <text:p>20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roest en aanbrengen van beschermende coating op metalen voor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angen van gebarsten of afgebroken tegels op vloeren of m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problemen met schermdeuren zoals doorhangende of beschadigde sche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rengen van smeermiddel om de werking van ladegeleiders te versoep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2" calcext:value-type="float">
            <text:p>20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jwerken van vervagende of afbladderende verf op muren of meub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inigen van dakgoten en repareren van kleine beschadigingen voor goede afvo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vastzittende ramen door het smeren van rails en mechanis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problemen met deurbellen zoals niet-functionerende knoppen of bedra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6" calcext:value-type="float">
            <text:p>20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vastzittende sloten door smering of afstel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7" calcext:value-type="float">
            <text:p>20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deuken van kleine deuken in metalen oppervl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helpen van krakende deur- of kastdeurscharnieren door sm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rammelende ramen door hardware aan te halen of aan te pa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loskomend of loszittend behang door opnieuw te lijmen of te pl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vastzittende laden door rails aan te passen of obstakels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vlekken en het herstellen van de afwerking van houten oppervl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flikkerende lampen door lampen en verbindingen te controleren en aan te draa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4" calcext:value-type="float">
            <text:p>20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doorhangende kastplankjes door versterking of aanpassing van steu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nieuw bevestigen van losse tegels op vloeren of muren met behulp van lij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roest en het aanbrengen van beschermende coating op hekonder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water vlekken van diverse oppervlakken zoals plafonds of meub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8" calcext:value-type="float">
            <text:p>20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vastzittende laden door schuren of aanpassing van de pasvor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89" calcext:value-type="float">
            <text:p>20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nieuw afwerken of herstellen van de afwerking van versleten kastoppervl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il maken van piepende hekken door het smeren van scharnieren en bewegende onder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ichten van kleine scheuren in betonnen oppervlakken zoals trottoirs of opri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vastzittende schuifdeuren door aanpassing van rails en ro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3" calcext:value-type="float">
            <text:p>20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een druppelende douchekop door het reinigen of vervangen van 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beschadigde houten oppervlakken met behulp van bijwerkmarkers of vulmidd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draaien van losse leuningen of handrails op tra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6" calcext:value-type="float">
            <text:p>20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il maken van piepende vloeren door het aanbrengen van talkpoeder of smeermidd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7" calcext:value-type="float">
            <text:p>20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beschadigde of gebarsten voegen tussen teg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abiliseren van wiebelige meubels door viltjes toe te voegen of poten aan te pa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angen van gebroken of beschadigde lamellen in raamjaloez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draaien of opnieuw bevestigen van losse kastgrepen of kno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1" calcext:value-type="float">
            <text:p>21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roest van gereedschap en het aanbrengen van beschermende coa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osmaken van vastzittende ritsen door het aanbrengen van smeermiddel of zachte kra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verwijderen van vlekken uit tapijten en vloerkl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kleur en afwerking van vervagende tuinmeub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ullen en gladstrijken van scheuren in muren met voegmidd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niet-reagerende afstandsbedieningen door contacten te reinigen of batterijen te verva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lijpen van botte messen voor verbeterde snijprest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8" calcext:value-type="float">
            <text:p>21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diverse problemen in huis, van deuren tot kra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09" calcext:value-type="float">
            <text:p>21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dentificeren en repareren van veelvoorkomende problemen met huishoudelijke appa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kleine elektrische problemen zoals stopcontacten of schakelaa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kleine loodgietersproblemen zoals lekkages en verstopp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2" calcext:value-type="float">
            <text:p>21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een reeks eenvoudige reparaties en verbete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3" calcext:value-type="float">
            <text:p>21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en opnieuw afwerken van meub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problemen zoals scharnieren, sloten en glazen pan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routinematige controles en reparaties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6" calcext:value-type="float">
            <text:p>21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en slijpen van tuingereed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7" calcext:value-type="float">
            <text:p>21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verschillende gebroken voorwerpen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scheuren, gaten en onvolkomen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taken zoals het repareren van stoelen en plan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mechanische voorwerpen zoals sloten en scharn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1" calcext:value-type="float">
            <text:p>21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problemen zoals druppels en kleine lekk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zorgen dat alles goed functione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basisverbeteringen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diverse eenvoudige reparatiebehoef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zorgen dat apparaten goed function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veelvoorkomende problemen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 goede staat houden van het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8" calcext:value-type="float">
            <text:p>21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alledaagse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29" calcext:value-type="float">
            <text:p>21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kleine reparatiebehoef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verschillende huishoudelijke repar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diverse algemene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eenvoudige oplo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basisreparaties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verschillende reparaties en oplossingen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pakken van kleine problemen die zich voordo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6" calcext:value-type="float">
            <text:p>21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veelvoorkomende huishoudelijke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nelle oplossingen bieden voor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verschillende reparaties en oplo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verschillende voorwerpen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taken om het huis te onder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uis in goede staat 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basisreparaties en oplo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routinematige problemen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problemen die in huis ontsta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veelvoorkomende reparatiebehoef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basisproblemen die zich voordoen in huishoud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reparaties die deel uitmaken van het dagelijks l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zorgen voor verschillende oplossingen en onderhoudst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eenvoudige reparaties i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nelle oplossingen bieden voor veelvoorkomende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reparaties en doorlopend onderhoud aan verschillende delen van het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2" calcext:value-type="float">
            <text:p>21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kleine oplossingen die zich voordo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ossen van basisproblemen en uitda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reparaties en doorlopend onderho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pakken van verschillende voorwerpen in huis die gerepareerd moeten wo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6" calcext:value-type="float">
            <text:p>21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het opruimen van gemeenschappelijke ruimtes en str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7" calcext:value-type="float">
            <text:p>21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voor een gedeelde maaltijd in een lokaal pa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nieten van films onder de sterrenhemel met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se producten en ambachten bekijken op een gemeenschapsmar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0" calcext:value-type="float">
            <text:p>21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traat afsluiten voor een feestelijk evenement op straatniv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om bloemen, groenten en kruiden te kw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izen versieren voor feestdagen zoals Halloween en Kerstm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kopen organiseren om op te ruimen en items met anderen te 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4" calcext:value-type="float">
            <text:p>21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kunst en creativiteit tentoonstellen op openbare pl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5" calcext:value-type="float">
            <text:p>21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riendschappelijke sportwedstrijden en spelavonden organi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halen, ervaringen en herinneringen delen met medebewo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eide rondleidingen die de historische betekenis van het gebied benadru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8" calcext:value-type="float">
            <text:p>21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gedwongen gesprekken en interacties in buitenruim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cepten en culinaire tips uitwisselen met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bijwonen over onderwerpen die interessant zijn voor bewo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om gemeenschapszaken en ideeën te bespr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aan ruimtes waar buren kunnen samenkomen en interactie kunnen heb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eizoenen markeren met festivals, parades en even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4" calcext:value-type="float">
            <text:p>21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projecten om de esthetiek van de buurt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venementen bijwonen om contact te leggen met buren en lokale professiona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6" calcext:value-type="float">
            <text:p>21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orstellen en werken aan projecten om de gemeenschap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steunen en geld inzamelen voor lokale goede doelen en do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8" calcext:value-type="float">
            <text:p>21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venementen organiseren die geschikt zijn voor alle leeftijden, zoals picknicks en spelletj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79" calcext:value-type="float">
            <text:p>21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erkennen en vieren van de diverse culturen binne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groepsoefeningen, wandelingen en gezondheidsgerelateerde activit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oepen vormen om zich te richten op specifieke gemeenschapsbelangen en -behoef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2" calcext:value-type="float">
            <text:p>21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nieten van live muziekoptredens in lokale parken of open ruim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aan projecten die de hele buurt ten goede 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moten en ondersteunen van bedrijven binne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rganiseren van sociale bijeenkomsten en mixers voor bewon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workshops en lezingen over educatieve onder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om gedeelde ruimtes schoon te maken en te onder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8" calcext:value-type="float">
            <text:p>21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ambachtslieden en makers ondersteunen door markten te bezo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ieuwe bewoners verwelkomen met introducties en bijeenkom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ellness bevorderen door gezondheidsuitdagingen en activit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pdates en nieuws delen via regelmatige nieuwsbri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ulturele tradities en praktijken uitwisselen met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3" calcext:value-type="float">
            <text:p>21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naburige gemeenschappen voor gezamenlijke evenementen en inspann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4" calcext:value-type="float">
            <text:p>21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kunstenaars en ambachtslieden ondersteunen door hun werk te ko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cycling, behoud en groene praktijken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binden met buren voor persoonlijke en professionele netw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7" calcext:value-type="float">
            <text:p>21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otluck organiseren waar buren zelfgemaakte gerechten 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8" calcext:value-type="float">
            <text:p>21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venement hosten met diverse keukens uit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199" calcext:value-type="float">
            <text:p>21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aanbieden waar bewoners nieuwe kookvaardigheden kunnen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voor een barbecuefeest met gegrild eten en plez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iners regelen met lokaal geproduceerde ingredië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vertollig zelfgekweekt product en zelfgemaakte goederen uitwiss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3" calcext:value-type="float">
            <text:p>22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bakverkoop houden om lokale doelen of initiatieven te ondersteu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riendschappelijke kookwedstrijden organiseren voor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 buiten eten in een park of gemeenschappelijke ruim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avoriete recepten en kooktips delen tussen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eide tours waarbij nabijgelegen restaurants en eetgelegenheden worden verke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okale oogstseizoen vieren met eten, muziek en spelletj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09" calcext:value-type="float">
            <text:p>22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ookdemonstraties hosten om specifieke culinaire technieke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aaltijden organiseren met producten uit een gemeenschappelijke tu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1" calcext:value-type="float">
            <text:p>22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rechten uit verschillende culturen uitproberen in een potluck-set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2" calcext:value-type="float">
            <text:p>22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bij lokale cafés voor koffie en gespr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3" calcext:value-type="float">
            <text:p>22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lubs vormen waar buren koken en recepten bespreken uit een gekozen kookbo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voor een gezamenlijke weekendbrun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len van voedselgerelateerde verhalen en herinneringen tussen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6" calcext:value-type="float">
            <text:p>22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barbecue organiseren met een verscheidenheid aan aardappelge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7" calcext:value-type="float">
            <text:p>22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schillende soepen bereiden en delen tijdens een winterse bijeenkom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8" calcext:value-type="float">
            <text:p>22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zamelen van voedseldonaties voor lokale goede doelen en voedselban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19" calcext:value-type="float">
            <text:p>22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venement met ijs en toppings voor iedereen organi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houden over voedselbehoud, fermentatie en me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1" calcext:value-type="float">
            <text:p>22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gelmatig samenkomen voor ontbijt en ochtendgespr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ndelen of uitlenen van keukengerei en apparatuur tussen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3" calcext:value-type="float">
            <text:p>22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rechten maken met ingrediënten afkomstig uit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bakwedstrijden voor plezier en erke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kookte maaltijden uitwisselen met buren voor gem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muziekoptredens combineren met een foodfestiv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7" calcext:value-type="float">
            <text:p>22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rechten meenemen om te delen tijdens een gemeenschapspickni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izza-maakstation opzetten zodat buren hun eigen pizza's kunnen aanpa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29" calcext:value-type="float">
            <text:p>22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club vormen om samen nieuwe recepten en kooktechnieken te verke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nieten van wijn, kaas en gesprekken in een ontspannen set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1" calcext:value-type="float">
            <text:p>22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komen voor een gemeenschappelijk diner met gedeelde ge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2" calcext:value-type="float">
            <text:p>22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 groenten en kruiden oogsten om een maaltijd te berei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3" calcext:value-type="float">
            <text:p>22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arbecuefavorieten combineren tijdens een potluckbijeenkom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4" calcext:value-type="float">
            <text:p>22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rechten uitwisselen tussen buren voor vari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eetgelegenheden verkennen om verschillende keukens te pro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6" calcext:value-type="float">
            <text:p>22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dselstalletjes opzetten zodat buren diverse gerechten kunnen prob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cepten demonstreren en monsters aanbieden aan b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8" calcext:value-type="float">
            <text:p>22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tbijtitems delen tijdens een ochtendpotluckbijeenkom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39" calcext:value-type="float">
            <text:p>22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thoden van inblikken, inleggen en voedsel bewaren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verscheidenheid aan tapas-gerechten serveren en 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1" calcext:value-type="float">
            <text:p>22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lessen om nieuwe kookvaardigheden en technieken te 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2" calcext:value-type="float">
            <text:p>22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vergebleven tuinproducten, zelfgemaakte jam en meer uitwiss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eukenthema kiezen voor een potluck of kookeve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4" calcext:value-type="float">
            <text:p>22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amilies betrekken bij samen koken en maaltijden 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5" calcext:value-type="float">
            <text:p>22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itness training en training begeleiding aan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6" calcext:value-type="float">
            <text:p>22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chrijfdiensten leveren voor artikelen, blogs en inho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7" calcext:value-type="float">
            <text:p>22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suele ontwerpen maken voor bedrijven en individu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venementen, portretten en scènes vastleggen met fotograf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venementen, feesten en bijeenkomsten organiseren en coördin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cademische vakken of vaardigheden onderwijzen aan stud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1" calcext:value-type="float">
            <text:p>22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begeleiden in persoonlijke en professionele 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2" calcext:value-type="float">
            <text:p>22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choonmaakdiensten aanbieden voor huizen en appart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reëren en onderhouden van buitenruimtes en tui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4" calcext:value-type="float">
            <text:p>22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ebsites ontwerpen en ontwikkelen voor bedrijven en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5" calcext:value-type="float">
            <text:p>22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lantspecifieke maaltijden bereiden voor individuen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ociale media-accounts beheren voor bedrijven en invloedrijke perso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huisdieren in afwezigheid van hun eigena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8" calcext:value-type="float">
            <text:p>22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innen- en buitenschilderdiensten aan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op afstand assisteren met administratieve t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schreven of gesproken inhoud vertalen tussen ta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1" calcext:value-type="float">
            <text:p>22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unctionele en esthetische interieurs creëren voor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2" calcext:value-type="float">
            <text:p>22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arsnijden, stylen en verzorgen aan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3" calcext:value-type="float">
            <text:p>22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oepsfitnesslessen of persoonlijke trainingssessies lei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4" calcext:value-type="float">
            <text:p>22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dsel- en drankenservice bieden voor evenementen en fee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uziekvaardigheden en -instrumenten aan studenten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6" calcext:value-type="float">
            <text:p>22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paraties, onderhoud en kleine bouwwerkzaamheden aan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7" calcext:value-type="float">
            <text:p>22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ieetbegeleiding en maaltijdplanning aan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ake-updiensten aanbieden voor speciale gelegenheden en even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lanten helpen bij het winkelen voor kleding en access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0" calcext:value-type="float">
            <text:p>22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Yogalessen geven voor ontspanning en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lanten helpen hun leefruimte op te ruimen en te organi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2" calcext:value-type="float">
            <text:p>22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unstlessen aanbieden gericht op het tekenen van het menselijk licha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fessionele cv's en sollicitatiebrieven maken voor werkzoek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4" calcext:value-type="float">
            <text:p>22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assagesessies aanbieden voor ontspanning en welz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izen voorbereiden voor verkoop door meubels en decor te reg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6" calcext:value-type="float">
            <text:p>22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aken en verkopen van taarten, gebak en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7" calcext:value-type="float">
            <text:p>22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ing en advies geven via online platfor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8" calcext:value-type="float">
            <text:p>22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unsttechnieken en -vaardigheden aan aspirant-kunstenaars onderwij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79" calcext:value-type="float">
            <text:p>22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bieden van advies en begeleiding aan individuen die op zoek zijn naar het kopen of verkopen van onroerend go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0" calcext:value-type="float">
            <text:p>22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inigen en detailleren van auto's op locatie bij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1" calcext:value-type="float">
            <text:p>22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advies over tuinieren en plantverzor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klanten bij het kiezen van outfits en access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3" calcext:value-type="float">
            <text:p>22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workshops om schrijfvaardighed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raining en gedragsverandering voor honden en hun eigena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5" calcext:value-type="float">
            <text:p>22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intensieve workout-sessies voor groe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werken en optimaliseren van bestaande cv's voor werkzoek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7" calcext:value-type="float">
            <text:p>22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advies over woningverbetering en renov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op praktische levensvaardigheden en persoonlijke 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workshops over onderwerpen gerelateerd aan gezondheid en welz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0" calcext:value-type="float">
            <text:p>22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fotografietechnieken en -vaardigheden aan enthousiaste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financieel advies en planningsdien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2" calcext:value-type="float">
            <text:p>22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regelmatige schoonmaak- en opruimdiensten voor huishoud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3" calcext:value-type="float">
            <text:p>22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klanten bij het creëren van functionele en georganiseerde thuiswerkpl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4" calcext:value-type="float">
            <text:p>22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culinaire vaardigheden en technieken aan aspirant-ko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om hun vaardigheden in spreken in het openbaar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6" calcext:value-type="float">
            <text:p>22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vreemde talen aan leer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en verkopen van unieke handgemaakte siera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knip- en kapservices op locatie bij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299" calcext:value-type="float">
            <text:p>22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beoordelingen om energie-efficiëntie in huizen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op afstand fitnesscoaching en trainingspla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reparatiediensten voor loodgieterswerk, elektriciteit en andere thuissyst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op maat gemaakte illustraties voor klanten en proje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3" calcext:value-type="float">
            <text:p>23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buitenactiviteiten zoals wandelen, kamperen en kaj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klanten bij verschillende taken en klusj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5" calcext:value-type="float">
            <text:p>23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verzorgingsdiensten voor huisdieren, inclusief baden en tri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huishoudelijke apparaten zoals koelkasten en wasmach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klanten bij het opruimen en organiseren van hun leef- en werkruim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8" calcext:value-type="float">
            <text:p>23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op maat gemaakte kleding en modedesig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één-op-één taallessen voor leerlingen van alle leeftij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staureren en behouden van kunstwerken en antie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1" calcext:value-type="float">
            <text:p>23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klusjes voor drukke individuen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2" calcext:value-type="float">
            <text:p>23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lenen van notarisdiensten op locatie bij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3" calcext:value-type="float">
            <text:p>23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stellen van slimme apparaten voor thuis en technologische syst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iden van rondleidingen door lokale bezienswaardigheden en historische si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en decoreren van aangepaste taarten voor speciale gelegen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6" calcext:value-type="float">
            <text:p>23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klanten bij het selecteren en kopen van ite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7" calcext:value-type="float">
            <text:p>23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zang- en vocale technieken aan leer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renovatie- en verbouwingsdiensten voor won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19" calcext:value-type="float">
            <text:p>23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expertise en advies in specifieke lokale industr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massagetherapiediensten op locatie bij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hoogwaardige foto's van huisd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2" calcext:value-type="float">
            <text:p>23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en zorgen voor oudere individuen in hu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nnen en coördineren van bruiloften en gerelateerde even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twerpen en creëren van gepersonaliseerde geschenken voor speciale gelegen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advies en oplossingen voor thuisbeveilig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persoonlijke voedingsbegeleiding en maaltijd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7" calcext:value-type="float">
            <text:p>23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lokale bedrijven bij marketing en promo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8" calcext:value-type="float">
            <text:p>23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gecombineerde schoonmaak- en organisatiediensten voor hui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isdieren verzorgen bij klanten thuis of op loc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achen van individuen over het beheren van persoonlijke financiën en budgett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1" calcext:value-type="float">
            <text:p>23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kunstwerken in opdracht op basis van de voorkeuren van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2" calcext:value-type="float">
            <text:p>23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zorgen van maaltijden van lokale restaurants aan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fitness training afgestemd op de behoeften van senio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4" calcext:value-type="float">
            <text:p>23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aanpassings- en maatwerkservices voor kle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5" calcext:value-type="float">
            <text:p>23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ecoreren en stylen van huizen om hun esthetische aantrekkingskracht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etailleren en reinigen van voertuigen op locatie bij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wijzen van kunsttechnieken en vaardigheden aan individuen i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8" calcext:value-type="float">
            <text:p>23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advies en oplossingen voor duurzame praktij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zorgen van live muziekoptredens voor evenementen en gelegen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diepgaande schoonmaak- en onderhoudsdiensten voor huizen en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1" calcext:value-type="float">
            <text:p>23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advies over het verminderen van energieverbruik en ko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2" calcext:value-type="float">
            <text:p>23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klanten bij het samenstellen van hun persoonlijke stijl en gardero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fotografiediensten voor evenementen en portre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4" calcext:value-type="float">
            <text:p>23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unieke en gepersonaliseerde meubelstu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5" calcext:value-type="float">
            <text:p>23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groepsfitnesslessen in de gemeenscha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boekhoud- en belastingdiensten aan bedrijven en particuli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7" calcext:value-type="float">
            <text:p>23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therapeutische massagediensten voor ontspanning en pijnverlicht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8" calcext:value-type="float">
            <text:p>23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deskundig voedingsadvies en maaltijdpl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uitgebreide financiële planning en beleggingsadv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astleggen van hoogwaardige foto's voor verschillende gelegen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1" calcext:value-type="float">
            <text:p>23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geestelijke gezondheidsbegeleiding en therapiedien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2" calcext:value-type="float">
            <text:p>23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klanten bij het kopen, verkopen en huren van onroerend goe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klanten bij fitness training en gezondheidsverbet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4" calcext:value-type="float">
            <text:p>23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nnen en coördineren van bruiloften en gerelateerde even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5" calcext:value-type="float">
            <text:p>23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therapie en ondersteuning aan individuen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individuen in persoonlijke en professionele 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cliënten bij het herwinnen en ontwikkelen van vaardigheden voor het dagelijks l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8" calcext:value-type="float">
            <text:p>23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visueel aantrekkelijke en functionele websi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59" calcext:value-type="float">
            <text:p>23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cliënten bij het verbeteren van communicatie en spraak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ven van fitnesslessen en het bevorderen van lichamelijk welz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1" calcext:value-type="float">
            <text:p>23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therapie en ondersteuning aan koppels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2" calcext:value-type="float">
            <text:p>23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en coördineren van evenementen, conferenties en bijeenkom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3" calcext:value-type="float">
            <text:p>23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chiropractische zorg voor musculoskeletale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4" calcext:value-type="float">
            <text:p>23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individuen in loopbaanverkenning en -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5" calcext:value-type="float">
            <text:p>23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therapie en counseling voor geestelijke gezondheids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6" calcext:value-type="float">
            <text:p>23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overtuigende en boeiende geschreven content voor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7" calcext:value-type="float">
            <text:p>23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van op maat gemaakte maaltijden voor individuen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8" calcext:value-type="float">
            <text:p>23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acupunctuurbehandelingen voor verschillende gezondheids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69" calcext:value-type="float">
            <text:p>23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visuele ontwerpen voor branding, marketing en me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klanten bij het opruimen, organiseren en vereenvoudigen van hun le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therapie en ondersteuning voor geestelijke en emotionele welz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ieden van make-updiensten voor evenementen, bruiloften en fotoshoo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3" calcext:value-type="float">
            <text:p>23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klanten bij het samenstellen van hun persoonlijke stijl en gardero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ieden van gespecialiseerde voedingsbegeleiding en therap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werken en produceren van videomateriaal voor verschillende doelei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ondernemers en bedrijfseigenaren in groei en strategieë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7" calcext:value-type="float">
            <text:p>23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cliënten bij het verbeteren van spraak- en communicatie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ssisteren van bedrijven bij het opbouwen en verbeteren van hun merkident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79" calcext:value-type="float">
            <text:p>23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zorgen van diepgaande financiële analyse en investeringsaanbeve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0" calcext:value-type="float">
            <text:p>23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bieden van therapeutische massagediensten voor ontspanning en verlichting van p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reëren van functionele en esthetische interieurruimtes voor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2" calcext:value-type="float">
            <text:p>23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lenen van therapie en ondersteuning aan individuen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professionals en leidinggevenden in leiderschap en ontwikk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lenen van therapie en ondersteuning aan stellen en gezi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5" calcext:value-type="float">
            <text:p>23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reëren van effectieve cv's en sollicitatiebrieven voor baanzoek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6" calcext:value-type="float">
            <text:p>23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lenen van therapie en ondersteuning voor mentaal en emotioneel welz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7" calcext:value-type="float">
            <text:p>23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bieden van training- en ontwikkelingsprogramma's voor leiderschaps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8" calcext:value-type="float">
            <text:p>23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heren en laten groeien van socialemediapresentatie voor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89" calcext:value-type="float">
            <text:p>23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lenen van therapie en begeleiding bij mentale gezondheids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eleiden van individuen bij het bereiken van gezondheids- en welzijnsdo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1" calcext:value-type="float">
            <text:p>23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strekken van strategisch marketingadvies en campagnes voor bedrijv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2" calcext:value-type="float">
            <text:p>23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bieden van begeleiding en therapiediensten voor persoonlijke groe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3" calcext:value-type="float">
            <text:p>23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heren en verbeteren van de publieke afbeelding en communicatie voor kla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4" calcext:value-type="float">
            <text:p>23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lo, time changes everything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¡Hola, el ti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6" calcext:value-type="float">
            <text:p>23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onjour, le temps change tout 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llo, die Zeit verä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iao, il tempo cambia tutt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lá, o tempo muda tu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llo, tijd vera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1" calcext:value-type="float">
            <text:p>24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j, tiden förändrar al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j, tiden æ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3" calcext:value-type="float">
            <text:p>24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i, tiden e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i, aika muuttaa kaike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5" calcext:value-type="float">
            <text:p>24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Привет, время меняет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ześć, czas zmienia wszys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7" calcext:value-type="float">
            <text:p>24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Привіт, час змінює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8" calcext:value-type="float">
            <text:p>24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hoj, čas mění všechn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09" calcext:value-type="float">
            <text:p>24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ló, az idő mindent megváltozta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lut, timpul schimbă totul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1" calcext:value-type="float">
            <text:p>24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Χαίρετε, ο χρόνος αλλάζει τα πάντα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2" calcext:value-type="float">
            <text:p>24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Здравейте, времето променя всичко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3" calcext:value-type="float">
            <text:p>24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ok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hoj, čas mení vše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5" calcext:value-type="float">
            <text:p>24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dravo, čas spreminja v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Здраво, време мења св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7" calcext:value-type="float">
            <text:p>24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dravo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8" calcext:value-type="float">
            <text:p>24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ërshëndetje, koha ndryshon gjithçk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19" calcext:value-type="float">
            <text:p>24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Здраво, времето го менува сè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re, aeg muudab kõik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1" calcext:value-type="float">
            <text:p>24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veiki, laiks maina vis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veiki, laikas viską keiči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3" calcext:value-type="float">
            <text:p>24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ongu, iż-żmien jibdil kollox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4" calcext:value-type="float">
            <text:p>24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lló, tíminn breytir öll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ia dhuit, athraíonn am gach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6" calcext:value-type="float">
            <text:p>24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àlo, tha an tìde a 'dèanamh atharrachadh air a h-uile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7" calcext:value-type="float">
            <text:p>24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lo, mae amser yn newid popeth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aixo, denbora dena aldatzen d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29" calcext:value-type="float">
            <text:p>24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la, o t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ola, el temps ho canv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1" calcext:value-type="float">
            <text:p>24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iu, lo temps camb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onghjornu, u tempu cambia tutt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3" calcext:value-type="float">
            <text:p>24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ai, vreamea schimba toat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üß Gott, de Zeit vageht oi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5" calcext:value-type="float">
            <text:p>24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iau, lu tempu cancia tutti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6" calcext:value-type="float">
            <text:p>24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tra, o samay sikhl sa s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oien, d'Zäit änner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8" calcext:value-type="float">
            <text:p>24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allo, tiid feroa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un dé, al temps cambia tü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lut, li timps çhanje tos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1" calcext:value-type="float">
            <text:p>24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lo, time chynges awthi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oi, de tied veraang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oi, d'Zyt verände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iao, il timp al cambie du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ouwen van op maat gemaakte ka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6" calcext:value-type="float">
            <text:p>24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ggen van bakstenen voor een nieuwe m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7" calcext:value-type="float">
            <text:p>24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orten en afwerken van een betonnen pla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stalleren van nieuwe badkamerarmat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draden van een nieuw verlichtingssyste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ggen van dakshingles op een woonhuisd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1" calcext:value-type="float">
            <text:p>24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rengen van een nieuwe verflaag in een ka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ggen van tegels voor een keukenachterwa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3" calcext:value-type="float">
            <text:p>24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hangen van gipsplaten in een ruim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op maat gemaakte kasten voor een keukenrenov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5" calcext:value-type="float">
            <text:p>24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ggen van hardhouten vloeren in een woonka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een gladde afwerking op een betonnen opr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ouwen van het raamwerk voor een nieuw gebou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atsen van nieuwe ramen en deuren bij een renov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59" calcext:value-type="float">
            <text:p>24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breken van muren voor een gebouwrenov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rengen van isolatie in een nieuw bouw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assen van metalen balken voor structurele ondersteu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2" calcext:value-type="float">
            <text:p>24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rengen van pleister op binnenmuren voor een gladde af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zetten van steigers voor werk op verhoogde hoog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een decoratief stenen pad in een tu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5" calcext:value-type="float">
            <text:p>24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atsen van dakspanten voor een nieuwe woningbou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6" calcext:value-type="float">
            <text:p>24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rengen van kit rond ramen en deuren voor waterdicht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twerpen en aanleggen van een nieuwe tuininde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8" calcext:value-type="float">
            <text:p>24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egaliseren van de grond en het uitgraven voor een fund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mallen voor het storten van betonnen kolom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ouwen van het raamwerk voor een nieuw gebou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atsen van een houten hek rondom een perce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ouwen van een decoratieve bakstenen m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ggen van asfalt voor een nieuwe opr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olderen van leidingen voor loodgietersverbind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op maat gemaakte luchtkanalen voor HVAC-syst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onteren van keukenkasten op hun pla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ouwen van een houten terras voor buitenentertain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8" calcext:value-type="float">
            <text:p>24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atsen van decoratieve kroonlijsten in een ruim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79" calcext:value-type="float">
            <text:p>24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anbrengen van een epoxy-coating op een garagevlo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0" calcext:value-type="float">
            <text:p>24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atsen van glazen ramen en deu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1" calcext:value-type="float">
            <text:p>24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knappen van oude kasten voor een vernieuwde uitstra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2" calcext:value-type="float">
            <text:p>24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historisch metselwerk aan een gebou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3" calcext:value-type="float">
            <text:p>24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raven van sleuven voor nutsleid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4" calcext:value-type="float">
            <text:p>24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stalleren van dakgoten en regenpijpen aan een hu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stellen van scheuren in een betonnen trotto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beschadigde dakshing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7" calcext:value-type="float">
            <text:p>24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angen van gebroken glas in een ra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ichten en gladstrijken van gaten in gipspl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89" calcext:value-type="float">
            <text:p>24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een lekkende kra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defecte stopconta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angen van een gebroken tegel in een badka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epareren van een houten terras met beschadigde plan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3" calcext:value-type="float">
            <text:p>24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angen van beschadigde vinyl gevelbekleding pan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ypen met een snelle en nauwkeurige snel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en beheren van bestanden en ma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6" calcext:value-type="float">
            <text:p>24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en formatteren van documenten in Microsoft Wo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en gebruiken van Excel-spreadsheets voor gegevensanaly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twerpen en geven van presentaties met PowerPo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499" calcext:value-type="float">
            <text:p>24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eken en navigeren op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dentificeren en oplossen van eenvoudige computer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avigeren en gebruiken van functies in Lin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avigeren en gebruiken van functies in Windo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avigeren en gebruiken van functies in ma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video-oproepen of online ch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heren en bijwerken van sociale media profi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6" calcext:value-type="float">
            <text:p>25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rijven van eenvoudige HTML-code voor een webs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nauwkeurig invoeren en beheren van gegevens in databa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8" calcext:value-type="float">
            <text:p>25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ffectief samenwerken met collega's op afstand met behulp van tools zoals Sl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rkennen en vermijden van online beveiligingsbedrei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slaan en openen van bestanden met behulp van platforms zoals Google Dr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1" calcext:value-type="float">
            <text:p>25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voudige afbeeldingen met behulp van tools zoals Can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virtuele vergaderingen met behulp van Zoom of Microsoft T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apps zoals Evernote voor het organiseren van not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4" calcext:value-type="float">
            <text:p>25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voeren en opvragen van gegevens in databases zoals Microsoft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5" calcext:value-type="float">
            <text:p>25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zoekmachines om informatie op internet te vi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xcel-formules voor bereken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7" calcext:value-type="float">
            <text:p>25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toepassen van correcte etiquette in professionele e-mailcommunic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8" calcext:value-type="float">
            <text:p>25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werken en formatteren van tekst in een tekstedi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19" calcext:value-type="float">
            <text:p>25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en herstellen van computerback-u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sneltoetsen voor efficiënte computer-navig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1" calcext:value-type="float">
            <text:p>25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voudige grafieken en diagrammen in Exc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2" calcext:value-type="float">
            <text:p>25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taken en projecten met behulp van tools zoals As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kijken en doen van aankopen bij online wink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virtuele workshops of leerprogramma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wijzigen van de grootte en het bijsnijden van afbeeldingen met behulp van software zoals Pa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6" calcext:value-type="float">
            <text:p>25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ynchroniseren van gegevens tussen apparaten met behulp van iCloud of Google Sy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7" calcext:value-type="float">
            <text:p>25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wachtwoordmanager om wachtwoorden bij te 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8" calcext:value-type="float">
            <text:p>25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kijken van films of shows op streamingplatforms zoals Netfli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werken van audiobestanden met behulp van software zoals Audac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kennen van virtuele omgevingen met VR-head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oegang krijgen tot en een computer op afstand bedie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2" calcext:value-type="float">
            <text:p>25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pelen van games met vrienden via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3" calcext:value-type="float">
            <text:p>25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werken van video's met behulp van software zoals iMovie of Windows Movi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4" calcext:value-type="float">
            <text:p>25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tools zoals Prezi om dynamische presentaties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fspraken en evenementen beheren met behulp van digitale agenda-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6" calcext:value-type="float">
            <text:p>25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voudige animaties met software zoals Powt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en verspreiden van enquêtes met behulp van platforms zoals SurveyMonk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8" calcext:value-type="float">
            <text:p>25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ouwen van een website met behulp van PH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39" calcext:value-type="float">
            <text:p>25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heren van een klein project met behulp van tools zoals Tre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virtuele vergaderingen via verschillende platfor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oto's delen en organiseren met behulp van platforms zoals Instagr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2" calcext:value-type="float">
            <text:p>25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oto's bewerken en retoucheren voor een webs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3" calcext:value-type="float">
            <text:p>25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VLOOKUP om specifieke gegevens in een spreadsheet op te zo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ebsiteverkeer en gebruikersgedrag analy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5" calcext:value-type="float">
            <text:p>25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detailleerde architectonische tekeningen maken voor een gebouw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gepaste animaties toevoegen aan dia's voor een dynamische present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lijkzeitig een document bewerken met meerdere samenwerk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8" calcext:value-type="float">
            <text:p>25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ctorafbeeldingen en logo's ont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49" calcext:value-type="float">
            <text:p>25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nsistente stijlen en opmaak toepassen op een lang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ebsite-inhoud bijwerken en beheren met behulp van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1" calcext:value-type="float">
            <text:p>25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deo's bewerken en monteren voor een promotievide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gaderingen en afspraken pla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ctorillustraties maken voor drukwer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4" calcext:value-type="float">
            <text:p>25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teractieve visualisaties maken van complexe datas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cripts schrijven om gegevensanalysetaken te automati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6" calcext:value-type="float">
            <text:p>25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sponsieve websites bouwen met een consistente vormgev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line vergaderingen hosten met scherm delen en samen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8" calcext:value-type="float">
            <text:p>25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lantinteracties en verkoopleads beh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rochures en tijdschriften ont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3D-modellen maken voor animaties of ga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1" calcext:value-type="float">
            <text:p>25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atabases ontwerpen en bevragen voor het opslaan van inform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aan softwareontwikkelingsprojecten en wijzigingen bij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3" calcext:value-type="float">
            <text:p>25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rtuele realiteit-ervaringen of games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4" calcext:value-type="float">
            <text:p>25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edeeld document in realtime bewerken en van opmerkingen voorz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5" calcext:value-type="float">
            <text:p>25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online winkel opzetten en producten beh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6" calcext:value-type="float">
            <text:p>25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atistische analyse uitvoeren en visualisaties gener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7" calcext:value-type="float">
            <text:p>25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sueel aantrekkelijke dia's maken voor een present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8" calcext:value-type="float">
            <text:p>25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3D-modellen ontwerpen voor projecten op het gebied van werktuigbouwkun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itzenden en interactie met kijkers tijdens live st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aken en tijdslijnen maken en beheren voor proje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de schrijven en bewerken met syntaxismarkering en automatisch aanvu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udioregistraties bewerken en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3" calcext:value-type="float">
            <text:p>25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oegang op afstand tot een computer voor technische ondersteu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4" calcext:value-type="float">
            <text:p>25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nquêtes maken en reacties analy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ebsites ontwerpen en coderen met visuele edito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de schrijven, debuggen en testen in een ontwikkelingsomgev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apporten en dashboards maken op basis van databasequery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8" calcext:value-type="float">
            <text:p>25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deo's opnemen en streamen vanaf een computerscher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79" calcext:value-type="float">
            <text:p>25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animaties voor tekenfilms of adverten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bruikersinterfaces en prototypes ontwerpen met realtime samen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1" calcext:value-type="float">
            <text:p>25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lantenondersteuning bieden en tickets vol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2" calcext:value-type="float">
            <text:p>25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de schrijven en bewerken in een aanpasbare tekstedit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3" calcext:value-type="float">
            <text:p>25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uziek of podcasts opnemen en produc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erdere besturingssystemen uitvoeren op één compu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5" calcext:value-type="float">
            <text:p>25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schrijven voor en voltooien van online cursu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ebsites opzetten en beheren op hostingdiens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7" calcext:value-type="float">
            <text:p>25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twerpen en genereren van gereedschapspaden voor CNC-be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8" calcext:value-type="float">
            <text:p>25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peciale effecten en animaties maken voor video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89" calcext:value-type="float">
            <text:p>25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chermopnames maken en schermvideo's opn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esentaties opnemen met voice-oververtel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uidelijk rapporteren van projectupdates aan teaml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2" calcext:value-type="float">
            <text:p>25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dachtig luisteren naar perspectieven van collega's tijdens vergade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3" calcext:value-type="float">
            <text:p>25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diatie van een geschil tussen teaml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anderen om een complex project te voltoo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5" calcext:value-type="float">
            <text:p>25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 oplossingen vinden voor onvoorziene uitda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6" calcext:value-type="float">
            <text:p>25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rip hebben voor en rekening houden met de gevoelens van teaml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7" calcext:value-type="float">
            <text:p>25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handelen over projectdeadlines en middelen met belanghebb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8" calcext:value-type="float">
            <text:p>25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aken toewijzen aan teamleden op basis van hun sterke pu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599" calcext:value-type="float">
            <text:p>25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ijd effectief toewijzen om teamdeadlines te ha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lannen flexibel aanpassen aan veranderende omstan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1" calcext:value-type="float">
            <text:p>26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schillende ideeën en standpunten verwelkomen tijdens het brainsto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2" calcext:value-type="float">
            <text:p>26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nstructieve feedback geven om het werk van een collega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eedback ontvangen van collega's en deze toepassen op t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 strategische beslissingen nemen voor een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nflicten aanpakken en oplossingen vinden in een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6" calcext:value-type="float">
            <text:p>26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specteren en begrijpen van culturele verschillen in een wereldwijd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7" calcext:value-type="float">
            <text:p>26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roepsdiscussie leiden om ideeën en oplossingen te gener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8" calcext:value-type="float">
            <text:p>26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trouwen opbouwen tussen teamleden door transparante communic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09" calcext:value-type="float">
            <text:p>26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edeelde overeenkomst bereiken over projectricht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collega's uit verschillende afdelingen aan een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1" calcext:value-type="float">
            <text:p>26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ffectief samenwerken met externe teamleden met behulp van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otentieel conflicten vroegtijdig identificeren en proactief aanp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slissingen nemen die in lijn zijn met de gezamenlijke doelen van het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4" calcext:value-type="float">
            <text:p>26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robleem duidelijk definiëren om effectieve samenwerkingsoplossingen te begelei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rainstormen van creatieve ideeën met teamleden om een product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levante bronnen en kennis delen met teamgen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7" calcext:value-type="float">
            <text:p>26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ductieve virtuele vergaderingen leiden met externe deelnem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8" calcext:value-type="float">
            <text:p>26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communicatiestrategie ontwikkelen voor een interdisciplinair proj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deeën en inzichten bijdragen tijdens teamdiscu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0" calcext:value-type="float">
            <text:p>26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aken verdelen onder teamleden op basis van expert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1" calcext:value-type="float">
            <text:p>26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 problemen analyseren om oorzaken en oplossingen te identific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2" calcext:value-type="float">
            <text:p>26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ren van collega's door kennis en ervaringen te 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3" calcext:value-type="float">
            <text:p>26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nflicten omzetten in kansen voor positieve verandering in een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4" calcext:value-type="float">
            <text:p>26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zamenlijk beslissingen prioriteren op basis van impact en urgen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mmunicatiestijlen aanpassen om effectief te werken met verschillende persoonlijk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amleden in lijn brengen met een gemeenschappelijk doel of miss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7" calcext:value-type="float">
            <text:p>26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lkaar verantwoordelijk houden voor individuele en teamt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8" calcext:value-type="float">
            <text:p>26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am-buildingactiviteiten organiseren voor externe collega'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ls team terugkijken om successen en verbeterpunten te identific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0" calcext:value-type="float">
            <text:p>26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dat alle teamleden een stem hebben in discussies en besliss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egatieve conflicten omzetten in positieve resultaten voor het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2" calcext:value-type="float">
            <text:p>26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Focussen op het vinden van oplossingen in plaats van te blijven hangen bij probl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zamenlijk creatieve ideeën genereren om een uitdaging op te lo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jectresultaten als team beoordelen om verbeterpunten te identific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5" calcext:value-type="float">
            <text:p>26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professionals uit verschillende vakgebieden om complexe problemen op te lo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6" calcext:value-type="float">
            <text:p>26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schillen omzetten in kansen voor groei en verand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7" calcext:value-type="float">
            <text:p>26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deelde verantwoordelijkheid voor zowel successen als tegenslagen als een te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8" calcext:value-type="float">
            <text:p>26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grijpen en reageren op de emoties van een oudere pers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39" calcext:value-type="float">
            <text:p>26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ind met speciale behoeften ondersteunen bij een activiteit in een rustig temp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rouwende familielid troosten met vriendelijke woo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1" calcext:value-type="float">
            <text:p>26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dachtig luisteren naar een vriend die zijn zorgen deelt over zijn gezond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dische instructies duidelijk uitleggen aan een patië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orgeschreven medicijnen toedienen aan een oud familiel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4" calcext:value-type="float">
            <text:p>26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oon met beperkingen helpen bij het aankleden en verzo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dzame maaltijden koken voor iemand met dieetbeperk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6" calcext:value-type="float">
            <text:p>26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oon met beperkte mobiliteit helpen bij het baden en onderhouden van persoonlijke hygië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7" calcext:value-type="float">
            <text:p>26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alm blijven en actie ondernemen tijdens een medische noodsitu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8" calcext:value-type="float">
            <text:p>26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asis eerste hulp verlenen aan een kind met een lichte verwon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49" calcext:value-type="float">
            <text:p>26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mfort en geruststelling bieden aan een vriend die een moeilijke tijd doormaa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Jonge kinderen superviseren en vermaken terwijl hun ouders weg z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ijd doorbrengen en in gesprek gaan met een oudere bur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tale functies van een patiënt monitoren en veranderingen registr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oon helpen voorgeschreven oefeningen uit te voeren na een ope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4" calcext:value-type="float">
            <text:p>26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ijdelijke verlichting bieden aan een familielid die voor een zorgbehoevende zorgt door de zorgtaken over te n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5" calcext:value-type="float">
            <text:p>26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ieken gebruiken om een kind met autisme te helpen bij het beheersen van sensorische uitda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6" calcext:value-type="float">
            <text:p>26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heugensteuntjes en betrokken activiteiten gebruiken ter ondersteuning van personen met demen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7" calcext:value-type="float">
            <text:p>26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mfort en pijnverlichting bieden aan een terminaal zieke patië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8" calcext:value-type="float">
            <text:p>26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preken voor de rechten en behoeften van een patiënt binnen het gezondheidssystee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59" calcext:value-type="float">
            <text:p>26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den, luiers verschonen en een pasgeboren baby su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de behoeften, het comfort en de veiligheid van een patiënt terwijl deze in bed lig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1" calcext:value-type="float">
            <text:p>26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motionele ondersteuning bieden aan individuen en families tijdens palliatieve zor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2" calcext:value-type="float">
            <text:p>26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p bieden bij dagelijkse activiteiten voor personen die thuiszorg nodig hebb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3" calcext:value-type="float">
            <text:p>26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steuning bieden aan een kind met ontwikkelingsstoornissen in sociale interac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4" calcext:value-type="float">
            <text:p>26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herapeutische ondersteuning bieden aan personen die omgaan met verl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5" calcext:value-type="float">
            <text:p>26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een veilige omgeving en betrokken activiteiten voor iemand met Alzhei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6" calcext:value-type="float">
            <text:p>26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uis kindveilig maken om ongelukken en verwondingen te voor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7" calcext:value-type="float">
            <text:p>26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oon met mobiliteitsuitdagingen helpen bij het nemen van een ba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dische informatie en observaties nauwkeurig vastleg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69" calcext:value-type="float">
            <text:p>26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oeding toedienen via een voedingssonde aan een patiënt die niet kan 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0" calcext:value-type="float">
            <text:p>26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ygiënemaatregelen toepassen om de verspreiding van infecties te voor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oon betrekken bij hersenoefeningen en puzz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2" calcext:value-type="float">
            <text:p>26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oon met beperkingen helpen bij het gebruik van hulpmid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3" calcext:value-type="float">
            <text:p>26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bedlegerige patiënt draaien en herpositioneren om doorligwonden te voor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4" calcext:value-type="float">
            <text:p>26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p bieden aan een persoon die moeite heeft met eten om van maaltijden te gen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5" calcext:value-type="float">
            <text:p>26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rolstoelgebruiker helpen bij het navigeren in verschillende omgev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6" calcext:value-type="float">
            <text:p>26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uisteren en spreken met vriendelijkheid en begri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7" calcext:value-type="float">
            <text:p>26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faciliteren van sociale verbindingen voor personen met beperkte mobilite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8" calcext:value-type="float">
            <text:p>26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ijnverlichtingsmaatregelen toedienen en de effectiviteit ervan vol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79" calcext:value-type="float">
            <text:p>26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een voedingsbuis, het schoonhouden en functionaliteit be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specteren van culturele praktijken en voorkeuren in de zorgverle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1" calcext:value-type="float">
            <text:p>26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mfort bieden door kalmerende aanraking en rustgevende aanwez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2" calcext:value-type="float">
            <text:p>26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ssisteren bij het verwisselen van volwassen luiers en het handhaven van hygië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3" calcext:value-type="float">
            <text:p>26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communicatieborden of apparaten om non-verbale individuen te ondersteu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4" calcext:value-type="float">
            <text:p>26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wustwording creëren over klimaatverandering via berichten op sociale medi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5" calcext:value-type="float">
            <text:p>26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bewoners mobiliseren om kwesties rond betaalbare huisvesting aan te p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6" calcext:value-type="float">
            <text:p>26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fspraken maken met wetgevers om beleidswijzigingen te bevorderen voor toegang tot gezondheidszor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7" calcext:value-type="float">
            <text:p>26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vreedzaam protest organiseren om raciale rechtvaardigheid te ei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online petitie creëren om eerlijke arbeidspraktijken te ondersteu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toespraak houden op een bijeenkomst ter bevordering van gendergelijk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0" calcext:value-type="float">
            <text:p>26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ersbericht schrijven om media-aandacht te krijgen voor LGBTQ+ 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1" calcext:value-type="float">
            <text:p>26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andere pleitgroepen om impact te vergr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2" calcext:value-type="float">
            <text:p>26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fspraken maken met gekozen functionarissen om beleid voor hervorming van het gevangeniswezen te bespr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3" calcext:value-type="float">
            <text:p>26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online campagne voeren ter ondersteuning van de rechten van vluchte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4" calcext:value-type="float">
            <text:p>26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fondsenwervend evenement organiseren voor een organisatie voor sociale rechtvaard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5" calcext:value-type="float">
            <text:p>26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rsoonlijke ervaringen delen om discriminatie van gemarginaliseerde groepen te benadru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6" calcext:value-type="float">
            <text:p>26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uren langs gaan om bewoners te betrekken bij inspanningen voor kiezerregist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derzoeken en evalueren van de impact van voorgestelde onderwijspolit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8" calcext:value-type="float">
            <text:p>26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ociale media-accounts beheren voor een pleitgroep voor het mili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699" calcext:value-type="float">
            <text:p>26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crowdfundingscampagne organiseren ter ondersteuning van inheemse 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muurschildering maken die inclusiviteit en diversiteit in een buurt bevord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1" calcext:value-type="float">
            <text:p>27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leiden over strategieën en technieken voor vreedzaam prote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2" calcext:value-type="float">
            <text:p>27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ver transgenderrechten en discrimin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steuning en hulpbronnen bieden aan gemeenschappen getroffen door natuurram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4" calcext:value-type="float">
            <text:p>27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orte video's maken om verhalen van vluchtelingenreizen te 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5" calcext:value-type="float">
            <text:p>27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ialoogfaciliteiten tussen politie en gemeenschapsleden vergemakkelij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6" calcext:value-type="float">
            <text:p>27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brief opstellen aan wetgevers ter bevordering van uitgebreide immigratiehervor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7" calcext:value-type="float">
            <text:p>27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ich richten op kwesties die meerdere gemarginaliseerde groepen tegelijk beïnvlo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8" calcext:value-type="float">
            <text:p>27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trategisch plan ontwikkelen om voedselonzekerheid in een stad te bestrij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09" calcext:value-type="float">
            <text:p>27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rijwilligers beheren voor een campagne ter bevordering van de opkomst van kiez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0" calcext:value-type="float">
            <text:p>27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aansporen om ethische en duurzame bedrijfspraktijken over te n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1" calcext:value-type="float">
            <text:p>27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rieven sturen naar kranten ter bevordering van gelijke toegang tot gezondheidszor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2" calcext:value-type="float">
            <text:p>27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unstinstallatie maken om de impact van klimaatverandering te beli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3" calcext:value-type="float">
            <text:p>27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menwerken met internationale activisten om wereldwijde mensenrechtenkwesties aan te p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4" calcext:value-type="float">
            <text:p>27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 effectiviteit van een campagne ter bevordering van bewustwording over geestelijke gezondheid beoor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online boycot starten om bewustwording te creëren over eerlijke arbeidspraktij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zoek doen om bewijs te leveren voor beleidsaanbevel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boycotten die milieuonvriendelijke praktijken ondersteu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onaties verzamelen ter ondersteuning van educatieve initiatieven in achtergestelde ge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richten opstellen die resoneren met doelgroepen om gendergelijkheid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dersteuning bieden aan gemarginaliseerde gemeenschappen als bondgeno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1" calcext:value-type="float">
            <text:p>27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ij regeringen lobbyen voor mondiale kwesties zoals kinderarb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2" calcext:value-type="float">
            <text:p>27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online petitie maken en delen om discriminerend beleid tegen te ga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een vreedzame mars ter bevordering van LGBTQ+ 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4" calcext:value-type="float">
            <text:p>27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fspraken maken met wetgevers om hervorming van strafrecht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geven over systematisch racisme en de impact erv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6" calcext:value-type="float">
            <text:p>27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ampanje voeren om bewustwording te creëren over geweld op basis van gesla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ver gehandicaptenrechten en toegankelijk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boomplantacties om ontbossing tegen te ga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trainen van gemeenschapsleden om op te komen voor een betere toegang tot gezondheidszor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0" calcext:value-type="float">
            <text:p>27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skundig groenten hakken voor een roerbak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1" calcext:value-type="float">
            <text:p>27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auteren van knoflook en uien om smaak op te bouwen in een pastasa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2" calcext:value-type="float">
            <text:p>27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een gebalanceerde salade met complementaire ingredië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toevoegen van de juiste mix van specerijen om de smaak van een curry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wekelijks menu dat voedingsstoffen en smaken in evenwicht breng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5" calcext:value-type="float">
            <text:p>27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rgen voor een juiste omgang met voedsel om kruisbesmetting te voor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6" calcext:value-type="float">
            <text:p>27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partij verse, goudbruine chocolate chip cook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7" calcext:value-type="float">
            <text:p>27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erfect grillen van gemarineerde kipspie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van een malse steak met behulp van de sous vide metho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39" calcext:value-type="float">
            <text:p>27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zelfgemaakte fettuccine noedels voor een decadent pasta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nel bereiden van een romige béchamelsaus voor een lasa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pittige zelfgemaakte zuurkool door middel van ferment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2" calcext:value-type="float">
            <text:p>27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rtistiek rangschikken van kleurrijke ingrediënten op een bo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3" calcext:value-type="float">
            <text:p>27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verfrissende zomersalade met gemengde groenten en seizoensfru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4" calcext:value-type="float">
            <text:p>27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kneden van brooddeeg om de juiste textuur en consistentie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5" calcext:value-type="float">
            <text:p>27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toevoegen van een snufje verse kruiden om de visuele aantrekkingskracht van een gerecht te vergro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6" calcext:value-type="float">
            <text:p>27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mbineren van wijn en kaas voor een harmonieuze smaakerva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7" calcext:value-type="float">
            <text:p>27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rineren van tofu voor smaakvolle en sappige spiesj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denken van een uniek fusion gerecht dat verschillende keukens combine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weelderige crème brûlée met een perfect gekaramelliseerde bovenk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maken van seizoensfruit als zelfgemaakte jams en gele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1" calcext:value-type="float">
            <text:p>27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van een stevige en smaakvolle stoofpot in één p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van luchtige basmatirijst voor een geurige biryan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3" calcext:value-type="float">
            <text:p>27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rillen van zalmfilets voor een knapperige en malse text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en van een mandoline om gelijkmatige plakjes te maken voor een grat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5" calcext:value-type="float">
            <text:p>27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en voorbereiden van ingrediënten voor het ko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6" calcext:value-type="float">
            <text:p>27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aten sudderen van zelfgemaakte groentebouillon voor soepen en sau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7" calcext:value-type="float">
            <text:p>27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nel roerbakken van kleurrijke groenten voor een levendig en voedzaam 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luchtige en boterachtige croissants vanaf nu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electeren en voorbereiden van hoogwaardige rundvleessnitten voor een steakdin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0" calcext:value-type="float">
            <text:p>27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rollen van pizzadeeg om de gewenste dikte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1" calcext:value-type="float">
            <text:p>27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rachtig rangschikken van sushirollen op een scha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karamelliseren van uien om hun natuurlijke zoetheid te verster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3" calcext:value-type="float">
            <text:p>27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angzaam stoven van taai vlees tot het mals en smaakvol word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aangepaste kruidenmix voor een Marokkaans geïnspireerd 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en van een spuitzak om cupcakes te versieren met ingewikkelde ont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sieren van een taart met ingewikkelde fondantont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7" calcext:value-type="float">
            <text:p>27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ixen van een klassieke margarita met verse ingrediënten en nauwkeurige met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8" calcext:value-type="float">
            <text:p>27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en van een rookoven om vlees te doordringen met rokerige s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69" calcext:value-type="float">
            <text:p>27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oosteren van groenten tot ze karameliseren en rijke smaken ontwikk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heersen van de kunst van perfect gepocheerde eieren voor een brunch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1" calcext:value-type="float">
            <text:p>27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fuseren van olijfolie met kruiden voor een unieke en aromatische sma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2" calcext:value-type="float">
            <text:p>27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akken van knapperige stokbroden met een chewy interi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3" calcext:value-type="float">
            <text:p>27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auteren van champignons in boter voor een smakelijk bij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4" calcext:value-type="float">
            <text:p>27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frituren van knapperige en gouden uienr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kweken van een zuurdesemstarter voor zelfgemaakt zuurdesembroo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6" calcext:value-type="float">
            <text:p>27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aten sudderen van een hartige tomatensaus voor past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7" calcext:value-type="float">
            <text:p>27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angschikken van een stapel pannenkoeken met siroop en bessen voor visuele aantrekkingskra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rollen van vers pastadeeg en snijden van tagliat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79" calcext:value-type="float">
            <text:p>27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kloppen van een pittige vinaigrette voor een zomersala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0" calcext:value-type="float">
            <text:p>27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vangen van eieren door appelmoes in een veganistisch bakrecep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1" calcext:value-type="float">
            <text:p>27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spuittechnieken om een verjaardagstaart te versieren met ingewikkelde ontwer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2" calcext:value-type="float">
            <text:p>27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met fruit gevuld gelatinedessert met een delicate text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3" calcext:value-type="float">
            <text:p>27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je eigen ketchup van verse tomaten en specerij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4" calcext:value-type="float">
            <text:p>27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maken van komkommers in pekel om knapperige en pittige augurken te creë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angschikken van ingrediënten voor een voedselfotoshoot om het gerecht visueel aantrekkelijk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6" calcext:value-type="float">
            <text:p>27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lancheren van groenten en ze vervolgens onderdompelen in ijswater om kleur en textuur te be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fuseren van een pastasaus met verse basilicum en oregan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8" calcext:value-type="float">
            <text:p>27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aten rijzen van brooddeeg tot het in grootte verdubbeld is voordat het wordt geb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zelfgemaakte toffee met nauwkeurige temperatuurcontr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fondant om een taart te bedekken en te decoreren met een gladde en gepolijste af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1" calcext:value-type="float">
            <text:p>27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akkundig fileren van een hele vis voor berei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engen van geroosterde noten om romige amandelpasta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3" calcext:value-type="float">
            <text:p>27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smaakvolle paté van kippenlev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van een kruimelige en malse taartkorst voor een seizoensgebonden fruitentaa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5" calcext:value-type="float">
            <text:p>27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maken en conserveren van jams om het hele jaar door van zomerfruit te genie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6" calcext:value-type="float">
            <text:p>27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oefenen van goede tafelmanieren en etiquette tijdens het din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delicate gesponnen suikerdecoraties voor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8" calcext:value-type="float">
            <text:p>27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tempereren van chocolade om een glanzende afwerking voor truffels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fermenteren van groenten om pittige en probiotische-rijke kimchi te creë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hartige veganistische chili met plantaardige eiwitbron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uwen van delicate dumplings met ingewikkelde ploo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2" calcext:value-type="float">
            <text:p>28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akken van dunne en delicate crêpes voor een zoete of hartige vul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3" calcext:value-type="float">
            <text:p>28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rookoven om vlees te doordringen met rokerige s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4" calcext:value-type="float">
            <text:p>28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ollen van sushi met perfect gekruide rijst, verse vis en gro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5" calcext:value-type="float">
            <text:p>28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mbineren van een rijke rode wijn met een hartige stoofp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6" calcext:value-type="float">
            <text:p>28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astleggen van visueel aantrekkelijke beelden van prachtig opgemaakte gerech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7" calcext:value-type="float">
            <text:p>28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akken van een partij glutenvrije chocolate chip cookies met alternatieve meelsoor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fluweelzachte Alfredo saus met boter en roo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emulgeren van een vinaigrette door langzaam olie toe te voe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0" calcext:value-type="float">
            <text:p>28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flamberen van bananen met rum voor een dramatische presentatie van het desser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1" calcext:value-type="float">
            <text:p>28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ombineren van een scherpe cheddar met een fruitige rode wij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2" calcext:value-type="float">
            <text:p>28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reiden van romige risotto met Arborio rijst en rijke bouill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stevige groentestoofpot met een mix van s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4" calcext:value-type="float">
            <text:p>28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kloppen van room tot zachte pieken om desserts mee te to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5" calcext:value-type="float">
            <text:p>28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gladde en romige vanille-ijsbas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6" calcext:value-type="float">
            <text:p>28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smaakvolle saus van het braadv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7" calcext:value-type="float">
            <text:p>28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uwen van delicate dim sum dumplings met ingewikkelde vouw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8" calcext:value-type="float">
            <text:p>28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ooien van pizzadeeg in de lucht om het uit te rekken en te vor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19" calcext:value-type="float">
            <text:p>28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pittige en zoete mangochutn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0" calcext:value-type="float">
            <text:p>28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mdraaien van crêpes in een koekenpan om ze gelijkmatig aan beide zijden te ko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apelen van ingrediënten om een geruststellende ovenschotel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maken van een wiel van zelfgemaakte Camembert ka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3" calcext:value-type="float">
            <text:p>28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mdraaien van pannenkoeken om een goudbruine textuur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4" calcext:value-type="float">
            <text:p>28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fijnhakken van uien voor een smaakvolle sals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ocheren van eieren om een delicate textuur voor Eggs Benedict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6" calcext:value-type="float">
            <text:p>28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raaien van gladde en romige pistache gela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roerbakken van garnalen met knoflook en boter voor een snel en smaakvol gere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8" calcext:value-type="float">
            <text:p>28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rondig stofzuigen van tapijten en vloeren om stof en vuil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29" calcext:value-type="float">
            <text:p>28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microvezeldoek om meubels, planken en oppervlakken af te stoff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robben en desinfecteren van het toilet, de wastafel en de douche in een badka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weilen van harde vloeren met een geschikt vloerreinigingsmiddel voor een glanzende afwerk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2" calcext:value-type="float">
            <text:p>28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van ramen en glazen oppervlakken met een streepvrije glasreini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3" calcext:value-type="float">
            <text:p>28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tvetten en afnemen van aanrechtbladen, apparaten en keukenoppervla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orteren, wassen en vouwen van kleding met behulp van geschikte wasproduc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5" calcext:value-type="float">
            <text:p>28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van het interieur en exterieur van de oven om vet en residu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organiseren van de planken en laden van de koelkas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7" calcext:value-type="float">
            <text:p>28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wassen en drogen van vaat, bestek en kookgere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8" calcext:value-type="float">
            <text:p>28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stoffenreiniger om de bekleding van meubels te reinigen en op te fri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39" calcext:value-type="float">
            <text:p>28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olijsten en uitwrijven van harde vloeren om een glanzende glans te berei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gen en desinfecteren van vuilnisbakken en het op de juiste manier afvoeren van afv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1" calcext:value-type="float">
            <text:p>28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stoffen en schoonmaken van gordijnen en jaloezieën om stof en allergenen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nemen en schoonmaken van plinten om vuil en stof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tapijtreiniger om vlekken te verwijderen en tapijten op te fri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4" calcext:value-type="float">
            <text:p>28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uitvoeren van een grondige schoonmaak van alle gebieden, inclusief moeilijk bereikbare pl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hardnekkige vlekken uit stoffen en oppervlakken met geschikte vlekverwijderaa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6" calcext:value-type="float">
            <text:p>28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bladeren en vuil uit dakgoten om verstopping te voor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7" calcext:value-type="float">
            <text:p>28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robben en reinigen van voegen in betegelde gebieden om vuil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8" calcext:value-type="float">
            <text:p>28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ofzuigen en vlekken verwijderen van matrassen om stof en allergenen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49" calcext:value-type="float">
            <text:p>28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nemen en schoonmaken van muren om vingerafdrukken en vuil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pluizenroller of stofzuiger om huisdierenharen van meubels en stoffen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stof en spinnenwebben van plafonds met behulp van een langhandige stoff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2" calcext:value-type="float">
            <text:p>28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van schermen, toetsenborden en elektronica met geschikte schoonmaakmid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3" calcext:value-type="float">
            <text:p>28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poetsen van schoenen om hun uiterlijk te be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4" calcext:value-type="float">
            <text:p>28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een roestvrij staal reiniger om te poetsen en vingerafdrukken van apparaten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5" calcext:value-type="float">
            <text:p>28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gen en afspuiten van buitenruimtes zoals terrassen en de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6" calcext:value-type="float">
            <text:p>28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schimmel- en vochtverwijderaars om schoon te maken en groei in vochtige gebieden te voorko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poetsen van houten meubels om hun glans te he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8" calcext:value-type="float">
            <text:p>28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ofzuigen en vlekken verwijderen van tapijten om ze schoon en fris te 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59" calcext:value-type="float">
            <text:p>28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esinfecteren en schoonmaken van kinderspeelgoed om hygiëne te be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ruimen van ongewenste items en het ontrommelen van leefruim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1" calcext:value-type="float">
            <text:p>28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vlekken van muren met geschikte schoonmaakmidd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robben en schoonmaken van badkamertegels om zeepresten en vuil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3" calcext:value-type="float">
            <text:p>28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voorraadkastplanken en containers om voedselproducten netjes te 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opfrissen van gordijnen om stof en geuren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5" calcext:value-type="float">
            <text:p>28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stoffen van jaloezieën met een microvezeldoek om stof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6" calcext:value-type="float">
            <text:p>28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schoenenrekken om schoeisel netjes te rangschi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7" calcext:value-type="float">
            <text:p>28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wijderen van stof en vuil uit luchtkanalen om de luchtkwaliteit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8" calcext:value-type="float">
            <text:p>28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tofzuigen en schoonmaken van het interieur van auto's om ze schoon en fris te 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69" calcext:value-type="float">
            <text:p>28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nemen en schoonmaken van kasten van binnen en van bu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0" calcext:value-type="float">
            <text:p>28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en wassen van buitenmeubilair om vuil en viezigheid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1" calcext:value-type="float">
            <text:p>28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schoonmaken van computertoetsenborden om stof en vuil te verwij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afstoffen en schoonmaken van plantenbladeren om hun gezondheid en uiterlijk te be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3" calcext:value-type="float">
            <text:p>28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 de juiste manier verschonen van een luier en zorgen voor hygië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4" calcext:value-type="float">
            <text:p>28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deelnemen aan geschikte speelactiviteiten en zorgen voor veilig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instellen van een rustgevende bedtijd routine om een kind beter te laten sla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6" calcext:value-type="float">
            <text:p>28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lannen van evenwichtige en voedzame maaltijden die geschikt zijn voor de behoeften van kin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7" calcext:value-type="float">
            <text:p>28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oeren van gesprekken die geschikt zijn voor de leeftijd en actief luis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ren van kinderen over correct handen wassen en persoonlijke hygië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79" calcext:value-type="float">
            <text:p>28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ind begeleiden bij de overgang van luiers naar het gebruik van het toil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middelen bij conflicten tussen kinderen en het aanleren van probleemoplossende 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ulp bieden bij huiswerkopdrachten en begeleiding bi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2" calcext:value-type="float">
            <text:p>28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knutselen, tekenen en andere creatieve activitei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3" calcext:value-type="float">
            <text:p>28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oezicht houden op buiten spelen om veiligheid en plezier te waarbor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4" calcext:value-type="float">
            <text:p>28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achte discipline methoden gebruiken om goed gedrag aan te moedi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5" calcext:value-type="float">
            <text:p>28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estructureerde dagelijkse routine creëren met maaltijden, dutjes en speeltij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6" calcext:value-type="float">
            <text:p>28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ducatief speelgoed en activiteiten introduceren om leren te bevo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omfort en zorg bieden wanneer een kind ziek 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8" calcext:value-type="float">
            <text:p>28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ociale interacties bevorderen en passend gedrag aanl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89" calcext:value-type="float">
            <text:p>28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specteren en waarderen van de culturele achtergrond en diversiteit van een ki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0" calcext:value-type="float">
            <text:p>28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roemde beroemdheden en personages imiteren met treffende imit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tand-up comedy routine uitvoeren die het publiek aan het lachen maak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2" calcext:value-type="float">
            <text:p>28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appige dansbewegingen maken die iedereen aan het lachen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itgebreide en onschadelijke grappen bedenken die verrassen en amus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Jongleren met verschillende objecten op een komische en amusante man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5" calcext:value-type="float">
            <text:p>28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slapstick-humor en komische fysieke frat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appige anekdotes vertellen die het publiek boeien en ver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7" calcext:value-type="float">
            <text:p>28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Quirky en speelse kunstwerken maken die glimlachen uitlok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pvallende en gekke kostuums dragen om lachen te brengen bij elk eve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ccents, stemmen en manieren imiteren om grappige scenario's te creë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improv comedy optredens met gevatte en spontane humo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1" calcext:value-type="float">
            <text:p>29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ilarische en overdreven gezichtsuitdrukkingen maken voor komisch eff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2" calcext:value-type="float">
            <text:p>29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appige parodie-liedjes maken die een komische draai geven aan populaire deuntj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ille en overdreven acties uitvoeren die een grappig verhaal ver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roge en sarcastische humor gebruiken om grappige en onverwachte opmerkingen te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5" calcext:value-type="float">
            <text:p>29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praktische maar inventieve gadgets ontwerpen en presen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appige voiceovers verzorgen voor video's of anima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7" calcext:value-type="float">
            <text:p>29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rappige en valse kookhandleidingen maken met komische result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dag van rollenspel aangaan als fictieve en grappige person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09" calcext:value-type="float">
            <text:p>29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ageren op alledaagse situaties met overdreven en humoristische antwoor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oocheltrucs uitvoeren met onverwachte en grappige result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astige tongbrekers voordragen met snelle en grappige result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2" calcext:value-type="float">
            <text:p>29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atirische nieuwsverslagen maken met bizarre en grappige kop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3" calcext:value-type="float">
            <text:p>29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ntvangen van absurde uitdagingen met komische resulta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agina van een boek binnen enkele seconden le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envoudige maar herkenbare tekening maken in minder dan een minu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 verhaal of alinea schrijven in enkele seco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7" calcext:value-type="float">
            <text:p>29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intensieve workout routine voltooien in vijf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8" calcext:value-type="float">
            <text:p>29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makelijke maaltijd bereiden in minder dan 15 minuten met behulp van een Instant P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zin nauwkeurig typen in enkele seco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nelle meditatie van één minuut uitvoeren voor ontspann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envoudige puzzel oplossen in enkele seco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2" calcext:value-type="float">
            <text:p>29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 enkele seconden een snelle en zelfverzekerde beslissing nem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udoku-puzzel binnen een minuut oplo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4" calcext:value-type="float">
            <text:p>29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interessante foto in een fractie van een seconde vastleg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wiskundig probleem of raadsel snel oplo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6" calcext:value-type="float">
            <text:p>29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envoudige en expressieve tekening maken in enkele seco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7" calcext:value-type="float">
            <text:p>29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lijst met items in slechts enkele seconden onthou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leine tas inpakken voor een snelle reis i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29" calcext:value-type="float">
            <text:p>29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e en nauwkeurige boodschap verzenden binnen enkele seco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reeks rekoefeningen uitvoeren binnen een minu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nergiek en creatief dansen voor een korte uitvoer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2" calcext:value-type="float">
            <text:p>29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inigen, hydrateren en zonnebrandcrème aanbrengen in minder dan vijf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3" calcext:value-type="float">
            <text:p>29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tekenuitdaging voltooien binnen een bepaalde tijdslimi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4" calcext:value-type="float">
            <text:p>29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nelle en speelse digitale illustratie maken om als bericht te verze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5" calcext:value-type="float">
            <text:p>29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leine doe-het-zelf klus voltooien binnen een u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6" calcext:value-type="float">
            <text:p>29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amer opruimen binne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pecifiek doel en actieplan opstellen binne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 gedicht of alinea schrijven die emoties vastleg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assage snel hardop lezen met behoud van duidelijk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0" calcext:value-type="float">
            <text:p>29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nelle karikatuur-achtige portretten van mensen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1" calcext:value-type="float">
            <text:p>29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lein handgemaakt item maken binnen een korte tijdsperio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2" calcext:value-type="float">
            <text:p>29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rie objecten jongleren voor een korte en amusante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document doornemen en belangrijke punten markeren binne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envoudig recept volgen en snel een gerecht berei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energiek en spontaan muziekstuk spe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6" calcext:value-type="float">
            <text:p>29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ituatie snel beoordelen en oplossingen voors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uzzel in elkaar zetten binne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tijlvolle en snelle haarstijl creëren voor een speciale gelegenhei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loemen of kruiden planten in een kleine tuinbed binne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e en dramatische monoloog opvo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leine ruimte organiseren en opruimen in korte tij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2" calcext:value-type="float">
            <text:p>29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nelle en speelse tekeningen van dieren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nelle hersenkraker of raadsel ter plekke oplo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tuk papier vouwen tot een eenvoudige origamivor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een korte en spontane improvisatievoorstell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6" calcext:value-type="float">
            <text:p>29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nelle kooktechniek beheersen, zoals schroeien of blanch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7" calcext:value-type="float">
            <text:p>29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e en pakkende melodielijn componeren binnen enkele minu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8" calcext:value-type="float">
            <text:p>29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nelle en speelse krabbels op papier ma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59" calcext:value-type="float">
            <text:p>295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e en boeiende verhaal ter plekke vertell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nelle en indrukwekkende kaarttruc uitvo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e gedicht schrijven en voordragen met emo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reeks snelle en intensieve oefeningen voltoo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 snel mogelijk rennen in een korte r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4" calcext:value-type="float">
            <text:p>296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lakken langzaam zien bewegen in een r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ustig varen op een langzaam bewegende bo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6" calcext:value-type="float">
            <text:p>296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racieuze balletvoorstelling bekijken met langzame en elegante bewegin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7" calcext:value-type="float">
            <text:p>296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 smaken van een gastronomische maaltijd langzaam proeven en waard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8" calcext:value-type="float">
            <text:p>296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edetailleerd portret tekenen met zorgvuldige en langzame schaduw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69" calcext:value-type="float">
            <text:p>296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puzzel snel oplossen met snelle probleemoploss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 tijd nemen om een uitdagende puzzel in elkaar te zet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1" calcext:value-type="float">
            <text:p>297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dynamische en snelle yogareeks beoefen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een rustige en langzame yogasess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3" calcext:value-type="float">
            <text:p>297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snel en energiek gesprek vo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4" calcext:value-type="float">
            <text:p>297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diepgaand en beschouwend gesprek voeren met langzame reflec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korte en gerichte meditatiesessie uitvo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oefenen van mindfulness met langzame en doelgerichte aandach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Deelnemen aan een lange en zachte rekkenrout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maaltijd snel bereiden met efficiënte kooktechniek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79" calcext:value-type="float">
            <text:p>297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erecht langzaam koken om smaken en zachtheid te verbeter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0" calcext:value-type="float">
            <text:p>298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cliënten bij het opstellen van een gedetailleerd budget om hun financiën te beh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1" calcext:value-type="float">
            <text:p>298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geleiden van cliënten bij het opstellen van een plan om hun schulden te verminderen en beh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2" calcext:value-type="float">
            <text:p>298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geven over effectieve methoden om geld te sparen voor korte- en langetermijndoel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3" calcext:value-type="float">
            <text:p>298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individuen voorlichting te geven over verschillende financiële onderwerp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4" calcext:value-type="float">
            <text:p>298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cliënten bij het nemen van geïnformeerde beslissingen met betrekking tot pensioenregelin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5" calcext:value-type="float">
            <text:p>298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sprekken met cliënten om plannen te ontwikkelen voor filantropische donati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6" calcext:value-type="float">
            <text:p>298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strekken van financieel advies aan bedrijven voor groei en winstgevendheid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idsen van cliënten die willen investeren in bedrijven die aansluiten bij hun waar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8" calcext:value-type="float">
            <text:p>298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eminars houden om het begrip van individuen over persoonlijke financiën te verbet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89" calcext:value-type="float">
            <text:p>298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dvies geven over het opzetten van fondsen die zowel liefdadige doelen als cliënten ten goede ko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0" calcext:value-type="float">
            <text:p>299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helpen van individuen bij het navigeren van financiële aspecten tijdens echtscheidingsprocedur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liënten begeleiden naar duurzame financiële praktijken voor de toekoms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2" calcext:value-type="float">
            <text:p>299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en gebouw beoordelen op energieverbruik en suggesties doen voor efficiëntieverbeterin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3" calcext:value-type="float">
            <text:p>299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voedingsrijke compost van organisch afval voor verrijking van de tui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geven om mensen voor te lichten over afvalvermindering en recycling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5" calcext:value-type="float">
            <text:p>299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venementen organiseren waar vrijwilligers openbare ruimtes schoonmak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6" calcext:value-type="float">
            <text:p>299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leine boerderijen creëren in stedelijke gebieden om lokaal verse producten te verbouw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7" calcext:value-type="float">
            <text:p>299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onnepanelen installeren op daken om schone energie op te wekk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romoten van het gebruik van openbaar vervoer om koolstofemissies te vermind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dividuen coachen bij het aannemen van een levensstijl met minimaal afval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gramma's opzetten die gedeelde auto's aanbie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anceren van campagnes om het verbruik van wegwerpplastic te vermind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2" calcext:value-type="float">
            <text:p>300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roducten ontwerpen die minimale impact op het milieu hebb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3" calcext:value-type="float">
            <text:p>300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pakkingen ontwerpen die milieuvriendelijk zijn en afval vermind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Zich inzetten voor de acceptatie van hernieuwbare energiebron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rzamelen en recyclen van elektronisch afval om vervuiling te voorko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6" calcext:value-type="float">
            <text:p>300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atuurlijke habitats herstellen door het planten van bomen en het revitaliseren van ecosyste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7" calcext:value-type="float">
            <text:p>300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vorderen van ethische en duurzame praktijken in de mode-industr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edeelde tuinen creëren waar buurtbewoners hun eigen producten kunnen verbouw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09" calcext:value-type="float">
            <text:p>300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houden om mensen voor te lichten over zonne- en windenerg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lastic afval uit oceanen verwijderen om mariene ecosystemen te bescher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chnologieën ontwikkelen die een positieve impact op het milieu hebb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vergebleven voedsel redden uit restaurants en evenementen om degenen in nood te voe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3" calcext:value-type="float">
            <text:p>301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andschappen ontwerpen die water besparen en biodiversiteit bevord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4" calcext:value-type="float">
            <text:p>301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Investeren in bedrijven die zich richten op schone en hernieuwbare energiebronn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5" calcext:value-type="float">
            <text:p>301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pkomen voor beleid en acties die het milieu bescherm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6" calcext:value-type="float">
            <text:p>301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rganiseren om kinderen te onderwijzen over duurzaamheid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7" calcext:value-type="float">
            <text:p>301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iddelen creëren om individuen te helpen hun koolstofvoetafdruk te meten en te vermind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8" calcext:value-type="float">
            <text:p>301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Regenwater verzamelen voor irrigatie en huishoudelijk gebruik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Aanmoedigen van verantwoorde reispraktijken die de milieubelasting minimalis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0" calcext:value-type="float">
            <text:p>302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Opkomen voor overheidsbeleid dat hernieuwbare energie ondersteu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1" calcext:value-type="float">
            <text:p>302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uinen op daken installeren om isolatie en luchtkwaliteit te verbet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2" calcext:value-type="float">
            <text:p>302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unst creëren die bewustwording creëert over klimaatverandering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3" calcext:value-type="float">
            <text:p>302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Cateringservices aanbieden met lokaal geproduceerd en milieuvriendelijk voedsel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4" calcext:value-type="float">
            <text:p>302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romoten van elektrische voertuigen, fietspaden en wandelpa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Evenementen plannen met minder afval en duurzame praktijk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6" calcext:value-type="float">
            <text:p>302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Mensen onderwijzen over de voordelen en mogelijkheden van hernieuwbare energ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7" calcext:value-type="float">
            <text:p>302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ystemen implementeren om waterbronnen te behouden en te beher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8" calcext:value-type="float">
            <text:p>302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drijven adviseren over duurzame praktijken en milieuvriendelijke bedrijfsvoering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twikkelen van lokale zonne- of windprojecten die ten goede komen aan de gemeenschap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leren aan mensen hoe ze oude voorwerpen kunnen hergebruiken en omvormen tot nieuwe en bruikbare product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1" calcext:value-type="float">
            <text:p>303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gebruik van milieuvriendelijke materialen in bouw- en renovatieproject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2" calcext:value-type="float">
            <text:p>303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creëren van educatieve curricula die de nadruk leggen op duurzaamheid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leggen in bedrijven die maatschappelijke en milieuverantwoordelijkheid vooropstell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4" calcext:value-type="float">
            <text:p>303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beoordelen en promoten van producten die in lijn zijn met duurzame waard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5" calcext:value-type="float">
            <text:p>303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pleiden van individuen voor carrières in de hernieuwbare energie-industr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promoten van carpoolen, fietsen en openbaar vervoer als milieuvriendelijke opti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rganiseren van seminars over de nieuwste ontwikkelingen in duurzame technologi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ontwikkelen van verpakkingen die minimale verspilling en vervuiling veroorzak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39" calcext:value-type="float">
            <text:p>303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Het vergroten van het bewustzijn over het nemen van ecobewuste aankoopbeslissinge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ambuilding oefeningen, Workshops, Boekenclubs, Bordspelavonden, Koorza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1" calcext:value-type="float">
            <text:p>304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ellen blazen, Kiekeboe, Wandelingen met de kinderwag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2" calcext:value-type="float">
            <text:p>304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ingerverven, Blokken bouwen, Voorleestijd, Verstoppertje, Spelen op de speelpla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3" calcext:value-type="float">
            <text:p>304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Tekenen en kleuren, Eenvoudige bordspellen, Lego bouw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4" calcext:value-type="float">
            <text:p>304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Gamen, Skateboarden, Muziekband vormen, Sportcompetit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Yoga, Tuinieren, Kooklessen, Wijnproeverij, Doe-het-zelf woningverbetering, Meditatie, Netwerkevenement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Breien, Vogels kijken, Tuinieren, Zachte bewegingslessen, Sociale dansen, Groepsreiz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7" calcext:value-type="float">
            <text:p>304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tudiegroepen of bijle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8" calcext:value-type="float">
            <text:p>304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Speelafspraken, Doe-het-zelf knutselsessies, Oudersteungroe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49" calcext:value-type="float">
            <text:p>3049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etwerkevenementen, Seminars, Webinars, Teambuilding 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Knutselworkshops, Doe-het-zelf tutorials, Tuiniercursussen, Modelbouwsessies, Kookle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1" calcext:value-type="float">
            <text:p>305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ganistisch koken, Veganistisch eten, Dierenrechten belangenbehartiging, Veganistische levensstijl 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2" calcext:value-type="float">
            <text:p>3052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egetarische voedselfestivals, Boerderij bezoeken, Vegetarische steungroep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Peer reviews, Lezingenreeks, Boekenclubs, Veldonderzoek uitj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4" calcext:value-type="float">
            <text:p>3054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Vrouwenempowerment, Workshops over vrouwen gezondheid, Zelfverdedigingsless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5" calcext:value-type="float">
            <text:p>3055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Workshops over mannen gezondheid, Fitness bootcamps, Baardverzorgingsse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Non-binaire steungroepen, Bewustwordingscampagnes, Community meetups, Mode worksho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egale hulp seminars, Community integratie-evenementen, Taallessen, Trainingen voor beroepsvaardighe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058" calcext:value-type="float">
            <text:p>3058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Lokale rondleidingen, Taaluitwisselingsprogramma's, Internationale eetavond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37:25.447224033</dc:date>
    <meta:editing-duration>PT11M11S</meta:editing-duration>
    <meta:editing-cycles>8</meta:editing-cycles>
    <meta:generator>LibreOffice/7.3.7.2$Linux_X86_64 LibreOffice_project/30$Build-2</meta:generator>
    <meta:document-statistic meta:table-count="1" meta:cell-count="9183" meta:object-count="0"/>
  </office:meta>
</office:document-meta>
</file>